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4*"/>
    </style:style>
    <style:style style:name="Table9.B" style:family="table-column">
      <style:table-column-properties style:column-width="2.3083in" style:rel-column-width="21845*"/>
    </style:style>
    <style:style style:name="Table9.C" style:family="table-column">
      <style:table-column-properties style:column-width="2.3083in" style:rel-column-width="21846*"/>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officeooo:rsid="00026887" officeooo:paragraph-rsid="00026887"/>
    </style:style>
    <style:style style:name="P3" style:family="paragraph" style:parent-style-name="Text_20_body">
      <style:paragraph-properties fo:text-align="center" style:justify-single-word="false"/>
      <style:text-properties officeooo:rsid="00026887" officeooo:paragraph-rsid="00026887"/>
    </style:style>
    <style:style style:name="P4" style:family="paragraph" style:parent-style-name="Text_20_body">
      <style:text-properties officeooo:paragraph-rsid="00026887"/>
    </style:style>
    <style:style style:name="P5" style:family="paragraph" style:parent-style-name="Text_20_body">
      <style:text-properties officeooo:rsid="000e83fc" officeooo:paragraph-rsid="0006d5bf"/>
    </style:style>
    <style:style style:name="P6" style:family="paragraph" style:parent-style-name="Text_20_body">
      <style:text-properties officeooo:rsid="000950a1" officeooo:paragraph-rsid="000950a1"/>
    </style:style>
    <style:style style:name="P7" style:family="paragraph" style:parent-style-name="Text_20_body">
      <style:text-properties officeooo:rsid="0006d5bf" officeooo:paragraph-rsid="0006d5bf"/>
    </style:style>
    <style:style style:name="P8" style:family="paragraph" style:parent-style-name="Text_20_body">
      <style:text-properties officeooo:rsid="000296a7" officeooo:paragraph-rsid="000296a7"/>
    </style:style>
    <style:style style:name="P9" style:family="paragraph" style:parent-style-name="Text_20_body">
      <style:text-properties officeooo:rsid="000296a7" officeooo:paragraph-rsid="00064c56"/>
    </style:style>
    <style:style style:name="P10" style:family="paragraph" style:parent-style-name="Text_20_body">
      <style:text-properties fo:font-style="italic" officeooo:rsid="000296a7" officeooo:paragraph-rsid="000296a7" style:font-style-asian="italic" style:font-style-complex="italic"/>
    </style:style>
    <style:style style:name="P11" style:family="paragraph" style:parent-style-name="Text_20_body">
      <style:text-properties officeooo:rsid="00037fdf" officeooo:paragraph-rsid="00037fdf"/>
    </style:style>
    <style:style style:name="P12" style:family="paragraph" style:parent-style-name="Text_20_body">
      <style:text-properties officeooo:rsid="00037fdf" officeooo:paragraph-rsid="00064c56"/>
    </style:style>
    <style:style style:name="P13" style:family="paragraph" style:parent-style-name="Text_20_body">
      <style:text-properties officeooo:rsid="0004289b" officeooo:paragraph-rsid="0004289b"/>
    </style:style>
    <style:style style:name="P14" style:family="paragraph" style:parent-style-name="Text_20_body">
      <style:text-properties fo:font-style="normal" fo:font-weight="normal" officeooo:rsid="0004289b" officeooo:paragraph-rsid="0004289b" style:font-style-asian="normal" style:font-weight-asian="normal" style:font-style-complex="normal" style:font-weight-complex="normal"/>
    </style:style>
    <style:style style:name="P15" style:family="paragraph" style:parent-style-name="Text_20_body">
      <style:text-properties officeooo:rsid="00042ef1" officeooo:paragraph-rsid="00042ef1"/>
    </style:style>
    <style:style style:name="P16" style:family="paragraph" style:parent-style-name="Text_20_body">
      <style:text-properties style:font-name="Liberation Mono" officeooo:rsid="00042ef1" officeooo:paragraph-rsid="00042ef1"/>
    </style:style>
    <style:style style:name="P17" style:family="paragraph" style:parent-style-name="Text_20_body">
      <style:text-properties style:font-name="Liberation Mono" officeooo:rsid="000644fc" officeooo:paragraph-rsid="000644fc"/>
    </style:style>
    <style:style style:name="P18" style:family="paragraph" style:parent-style-name="Text_20_body">
      <style:text-properties officeooo:rsid="0005033c" officeooo:paragraph-rsid="0005033c"/>
    </style:style>
    <style:style style:name="P19" style:family="paragraph" style:parent-style-name="Text_20_body">
      <style:text-properties officeooo:rsid="000644fc" officeooo:paragraph-rsid="000644fc"/>
    </style:style>
    <style:style style:name="P20" style:family="paragraph" style:parent-style-name="Text_20_body">
      <style:text-properties officeooo:rsid="000644fc" officeooo:paragraph-rsid="00064c56"/>
    </style:style>
    <style:style style:name="P21" style:family="paragraph" style:parent-style-name="Text_20_body">
      <style:text-properties officeooo:rsid="00064c56" officeooo:paragraph-rsid="00064c56"/>
    </style:style>
    <style:style style:name="P22" style:family="paragraph" style:parent-style-name="Title">
      <style:text-properties officeooo:rsid="00026887" officeooo:paragraph-rsid="00026887"/>
    </style:style>
    <style:style style:name="P23" style:family="paragraph" style:parent-style-name="Subtitle">
      <style:text-properties officeooo:rsid="00026887" officeooo:paragraph-rsid="00026887"/>
    </style:style>
    <style:style style:name="P24" style:family="paragraph" style:parent-style-name="Preformatted_20_Text">
      <style:paragraph-properties fo:text-align="start" style:justify-single-word="false" fo:break-before="page"/>
      <style:text-properties officeooo:rsid="0003dd5e" officeooo:paragraph-rsid="0003dd5e"/>
    </style:style>
    <style:style style:name="P25" style:family="paragraph" style:parent-style-name="Text_20_body">
      <style:paragraph-properties fo:break-before="page"/>
      <style:text-properties officeooo:rsid="00026887" officeooo:paragraph-rsid="00026887"/>
    </style:style>
    <style:style style:name="P26" style:family="paragraph" style:parent-style-name="Text_20_body">
      <style:paragraph-properties fo:break-before="page"/>
      <style:text-properties officeooo:rsid="0005033c" officeooo:paragraph-rsid="0005033c"/>
    </style:style>
    <style:style style:name="P27" style:family="paragraph" style:parent-style-name="Preformatted_20_Text">
      <style:paragraph-properties fo:margin-top="0in" fo:margin-bottom="0.1965in" loext:contextual-spacing="false"/>
      <style:text-properties officeooo:rsid="00026887" officeooo:paragraph-rsid="00026887"/>
    </style:style>
    <style:style style:name="P28" style:family="paragraph" style:parent-style-name="Preformatted_20_Text">
      <style:paragraph-properties fo:margin-top="0in" fo:margin-bottom="0.1965in" loext:contextual-spacing="false"/>
      <style:text-properties officeooo:paragraph-rsid="000950a1"/>
    </style:style>
    <style:style style:name="P29" style:family="paragraph" style:parent-style-name="Preformatted_20_Text">
      <style:text-properties officeooo:paragraph-rsid="000950a1"/>
    </style:style>
    <style:style style:name="P30"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31" style:family="paragraph" style:parent-style-name="Table_20_Contents">
      <style:text-properties officeooo:rsid="00026887" officeooo:paragraph-rsid="00026887"/>
    </style:style>
    <style:style style:name="P32" style:family="paragraph" style:parent-style-name="Table_20_Contents">
      <style:text-properties officeooo:rsid="000296a7" officeooo:paragraph-rsid="000296a7"/>
    </style:style>
    <style:style style:name="P33" style:family="paragraph" style:parent-style-name="Table_20_Contents">
      <style:text-properties officeooo:rsid="000296a7" officeooo:paragraph-rsid="00064c56"/>
    </style:style>
    <style:style style:name="P34" style:family="paragraph" style:parent-style-name="Table_20_Contents">
      <style:text-properties style:font-name="Liberation Mono" fo:font-size="11pt" officeooo:rsid="00042ef1" officeooo:paragraph-rsid="00042ef1" style:font-size-asian="11pt" style:font-size-complex="11pt"/>
    </style:style>
    <style:style style:name="P35" style:family="paragraph" style:parent-style-name="Table_20_Contents">
      <style:text-properties style:font-name="Liberation Mono" fo:font-size="11pt" officeooo:rsid="0005033c" officeooo:paragraph-rsid="0005033c" style:font-size-asian="11pt" style:font-size-complex="11pt"/>
    </style:style>
    <style:style style:name="P36" style:family="paragraph" style:parent-style-name="Table_20_Contents">
      <style:text-properties officeooo:rsid="0005033c" officeooo:paragraph-rsid="0005033c"/>
    </style:style>
    <style:style style:name="P37" style:family="paragraph" style:parent-style-name="Table_20_Contents">
      <style:text-properties officeooo:rsid="000644fc" officeooo:paragraph-rsid="000644fc"/>
    </style:style>
    <style:style style:name="P38" style:family="paragraph" style:parent-style-name="Text_20_body">
      <style:text-properties officeooo:rsid="00037fdf" officeooo:paragraph-rsid="00037fdf"/>
    </style:style>
    <style:style style:name="P39" style:family="paragraph" style:parent-style-name="Text_20_body">
      <style:text-properties officeooo:rsid="000a0b3d" officeooo:paragraph-rsid="000a0b3d"/>
    </style:style>
    <style:style style:name="P40" style:family="paragraph" style:parent-style-name="Text_20_body">
      <style:text-properties officeooo:rsid="000a0b3d" officeooo:paragraph-rsid="000bb5f5"/>
    </style:style>
    <style:style style:name="P41" style:family="paragraph" style:parent-style-name="Text_20_body">
      <style:text-properties officeooo:rsid="000296a7" officeooo:paragraph-rsid="000296a7"/>
    </style:style>
    <style:style style:name="P42" style:family="paragraph" style:parent-style-name="Text_20_body">
      <style:text-properties officeooo:rsid="000bb5f5" officeooo:paragraph-rsid="000bb5f5"/>
    </style:style>
    <style:style style:name="P43" style:family="paragraph" style:parent-style-name="Text_20_body">
      <style:text-properties fo:font-style="italic" officeooo:rsid="000bb5f5" officeooo:paragraph-rsid="000bb5f5" style:font-style-asian="italic" style:font-style-complex="italic"/>
    </style:style>
    <style:style style:name="P44" style:family="paragraph" style:parent-style-name="Heading_20_1" style:list-style-name="">
      <style:text-properties officeooo:rsid="00026887" officeooo:paragraph-rsid="00026887"/>
    </style:style>
    <style:style style:name="P45" style:family="paragraph" style:parent-style-name="Heading_20_1">
      <style:text-properties officeooo:rsid="00026887" officeooo:paragraph-rsid="00026887"/>
    </style:style>
    <style:style style:name="P46" style:family="paragraph" style:parent-style-name="Heading_20_1">
      <style:text-properties officeooo:rsid="000644fc" officeooo:paragraph-rsid="000644fc"/>
    </style:style>
    <style:style style:name="P47" style:family="paragraph" style:parent-style-name="Heading_20_1">
      <style:text-properties officeooo:rsid="000296a7" officeooo:paragraph-rsid="000296a7"/>
    </style:style>
    <style:style style:name="P48" style:family="paragraph" style:parent-style-name="Heading_20_1">
      <style:text-properties officeooo:rsid="0004289b" officeooo:paragraph-rsid="0004289b"/>
    </style:style>
    <style:style style:name="P49" style:family="paragraph" style:parent-style-name="Heading_20_1">
      <style:text-properties officeooo:rsid="000a0b3d" officeooo:paragraph-rsid="000a0b3d"/>
    </style:style>
    <style:style style:name="P50" style:family="paragraph" style:parent-style-name="Heading_20_1">
      <style:paragraph-properties fo:break-before="page"/>
      <style:text-properties officeooo:rsid="00026887" officeooo:paragraph-rsid="00026887"/>
    </style:style>
    <style:style style:name="P51" style:family="paragraph" style:parent-style-name="Heading_20_1">
      <style:paragraph-properties fo:break-before="page"/>
      <style:text-properties officeooo:paragraph-rsid="000950a1"/>
    </style:style>
    <style:style style:name="P52" style:family="paragraph" style:parent-style-name="Contents_20_Heading">
      <style:paragraph-properties fo:break-before="page"/>
    </style:style>
    <style:style style:name="P53" style:family="paragraph" style:parent-style-name="Heading_20_2">
      <style:text-properties officeooo:rsid="00026887" officeooo:paragraph-rsid="00026887"/>
    </style:style>
    <style:style style:name="P54" style:family="paragraph" style:parent-style-name="Heading_20_2">
      <style:text-properties officeooo:rsid="000296a7" officeooo:paragraph-rsid="000296a7"/>
    </style:style>
    <style:style style:name="P55" style:family="paragraph" style:parent-style-name="Heading_20_2">
      <style:text-properties officeooo:rsid="00037fdf" officeooo:paragraph-rsid="00037fdf"/>
    </style:style>
    <style:style style:name="P56" style:family="paragraph" style:parent-style-name="Heading_20_2">
      <style:text-properties officeooo:rsid="0004289b" officeooo:paragraph-rsid="0004289b"/>
    </style:style>
    <style:style style:name="P57" style:family="paragraph" style:parent-style-name="Heading_20_2">
      <style:text-properties officeooo:rsid="000a0b3d" officeooo:paragraph-rsid="000a0b3d"/>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Table_20_Contents">
      <style:text-properties officeooo:rsid="000296a7" officeooo:paragraph-rsid="000296a7"/>
    </style:style>
    <style:style style:name="P60" style:family="paragraph" style:parent-style-name="Table_20_Contents">
      <style:text-properties officeooo:rsid="000a0b3d" officeooo:paragraph-rsid="000a0b3d"/>
    </style:style>
    <style:style style:name="P61" style:family="paragraph" style:parent-style-name="Table_20_Contents">
      <style:text-properties officeooo:rsid="000bb5f5" officeooo:paragraph-rsid="000bb5f5"/>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Heading_20_3">
      <style:text-properties officeooo:rsid="00042ef1" officeooo:paragraph-rsid="00042ef1"/>
    </style:style>
    <style:style style:name="P64" style:family="paragraph" style:parent-style-name="Heading_20_3">
      <style:text-properties officeooo:rsid="0005033c" officeooo:paragraph-rsid="0005033c"/>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9be4c"/>
    </style:style>
    <style:style style:name="T2" style:family="text">
      <style:text-properties officeooo:rsid="0003dd5e"/>
    </style:style>
    <style:style style:name="T3" style:family="text">
      <style:text-properties officeooo:rsid="000296a7"/>
    </style:style>
    <style:style style:name="T4" style:family="text">
      <style:text-properties officeooo:rsid="00037fdf"/>
    </style:style>
    <style:style style:name="T5" style:family="text">
      <style:text-properties fo:font-weight="bold" style:font-weight-asian="bold" style:font-weight-complex="bold"/>
    </style:style>
    <style:style style:name="T6" style:family="text">
      <style:text-properties fo:font-weight="bold" officeooo:rsid="000bb5f5"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5033c"/>
    </style:style>
    <style:style style:name="T9" style:family="text">
      <style:text-properties style:font-name="Liberation Mono" fo:font-size="11pt" style:font-size-asian="11pt" style:font-size-complex="11pt"/>
    </style:style>
    <style:style style:name="T10" style:family="text">
      <style:text-properties officeooo:rsid="00064c56"/>
    </style:style>
    <style:style style:name="T11" style:family="text">
      <style:text-properties officeooo:rsid="0007fc16"/>
    </style:style>
    <style:style style:name="T12" style:family="text">
      <style:text-properties officeooo:rsid="00089271"/>
    </style:style>
    <style:style style:name="T13" style:family="text">
      <style:text-properties officeooo:rsid="000a0b3d"/>
    </style:style>
    <style:style style:name="T14" style:family="text">
      <style:text-properties officeooo:rsid="000bb5f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Desutezeoid Point and Click Game Engine</text:p>
      <text:p text:style-name="P23">API and usage manual.</text:p>
      <text:p text:style-name="P23">By Thomas Leathers</text:p>
      <text:p text:style-name="P3">v1.<text:span text:style-name="T12">1</text:span></text:p>
      <text:p text:style-name="P2"/>
      <text:p text:style-name="P24">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30"><text:s text:c="4"/>with <text:span text:style-name="T1">the</text:span> Invariant Sections<text:span text:style-name="T1"> being "Introduction"</text:span>, no Front-Cover Texts, and no Back-Cover Texts.</text:p>
      <text:p text:style-name="Preformatted_20_Text"><text:s text:c="4"/>A copy of the license is included in the section entitled "GNU</text:p>
      <text:p text:style-name="P27"><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8"><text:a xlink:type="simple" xlink:href="#__RefHeading___Toc1477_531984676" text:style-name="Index_20_Link" text:visited-style-name="Index_20_Link">History<text:tab/>4</text:a></text:p>
          <text:p text:style-name="P58"><text:a xlink:type="simple" xlink:href="#__RefHeading___Toc1480_531984676" text:style-name="Index_20_Link" text:visited-style-name="Index_20_Link">Introduction<text:tab/>5</text:a></text:p>
          <text:p text:style-name="P58"><text:a xlink:type="simple" xlink:href="#__RefHeading___Toc1482_531984676" text:style-name="Index_20_Link" text:visited-style-name="Index_20_Link">XML Structure<text:tab/>5</text:a></text:p>
          <text:p text:style-name="P62"><text:a xlink:type="simple" xlink:href="#__RefHeading___Toc1487_531984676" text:style-name="Index_20_Link" text:visited-style-name="Index_20_Link">Pageconf<text:tab/>5</text:a></text:p>
          <text:p text:style-name="P62"><text:a xlink:type="simple" xlink:href="#__RefHeading___Toc1489_531984676" text:style-name="Index_20_Link" text:visited-style-name="Index_20_Link">forks<text:tab/>5</text:a></text:p>
          <text:p text:style-name="P62"><text:a xlink:type="simple" xlink:href="#__RefHeading___Toc1491_531984676" text:style-name="Index_20_Link" text:visited-style-name="Index_20_Link">core<text:tab/>5</text:a></text:p>
          <text:p text:style-name="P65"><text:a xlink:type="simple" xlink:href="#__RefHeading___Toc1353_1522049661" text:style-name="Index_20_Link" text:visited-style-name="Index_20_Link">Image Type<text:tab/>6</text:a></text:p>
          <text:p text:style-name="P65"><text:a xlink:type="simple" xlink:href="#__RefHeading___Toc1355_1522049661" text:style-name="Index_20_Link" text:visited-style-name="Index_20_Link">Label Type<text:tab/>7</text:a></text:p>
          <text:p text:style-name="P65"><text:a xlink:type="simple" xlink:href="#__RefHeading___Toc1357_1522049661" text:style-name="Index_20_Link" text:visited-style-name="Index_20_Link">Box Type<text:tab/>7</text:a></text:p>
          <text:p text:style-name="P65"><text:a xlink:type="simple" xlink:href="#__RefHeading___Toc1359_1522049661" text:style-name="Index_20_Link" text:visited-style-name="Index_20_Link">Text Type<text:tab/>8</text:a></text:p>
          <text:p text:style-name="P58"><text:a xlink:type="simple" xlink:href="#__RefHeading___Toc1361_1522049661" text:style-name="Index_20_Link" text:visited-style-name="Index_20_Link">Standard keyid masking<text:tab/>8</text:a></text:p>
          <text:p text:style-name="P58"><text:a xlink:type="simple" xlink:href="#__RefHeading___Toc1363_1522049661" text:style-name="Index_20_Link" text:visited-style-name="Index_20_Link">Standard Act component<text:tab/>8</text:a></text:p>
          <text:p text:style-name="P62"><text:a xlink:type="simple" xlink:href="#__RefHeading___Toc1365_1522049661" text:style-name="Index_20_Link" text:visited-style-name="Index_20_Link">Act Tag attributes<text:tab/>9</text:a></text:p>
          <text:p text:style-name="P65"><text:a xlink:type="simple" xlink:href="#__RefHeading___Toc1367_1522049661" text:style-name="Index_20_Link" text:visited-style-name="Index_20_Link">type<text:tab/>9</text:a></text:p>
          <text:p text:style-name="P65"><text:a xlink:type="simple" xlink:href="#__RefHeading___Toc1369_1522049661" text:style-name="Index_20_Link" text:visited-style-name="Index_20_Link">ref:<text:tab/>9</text:a></text:p>
          <text:p text:style-name="P62"><text:a xlink:type="simple" xlink:href="#__RefHeading___Toc1371_1522049661" text:style-name="Index_20_Link" text:visited-style-name="Index_20_Link">Main Tag attributes<text:tab/>9</text:a></text:p>
          <text:p text:style-name="P65"><text:a xlink:type="simple" xlink:href="#__RefHeading___Toc1505_5319846761" text:style-name="Index_20_Link" text:visited-style-name="Index_20_Link">keyid:<text:tab/>9</text:a></text:p>
          <text:p text:style-name="P65"><text:a xlink:type="simple" xlink:href="#__RefHeading___Toc1507_5319846761" text:style-name="Index_20_Link" text:visited-style-name="Index_20_Link">takekey:<text:tab/>9</text:a></text:p>
          <text:p text:style-name="P65"><text:a xlink:type="simple" xlink:href="#__RefHeading___Toc1373_1522049661" text:style-name="Index_20_Link" text:visited-style-name="Index_20_Link">hoverkey:<text:tab/>9</text:a></text:p>
          <text:p text:style-name="P65"><text:a xlink:type="simple" xlink:href="#__RefHeading___Toc1509_5319846761" text:style-name="Index_20_Link" text:visited-style-name="Index_20_Link">sfxclick and sound:<text:tab/>9</text:a></text:p>
          <text:p text:style-name="P58"><text:a xlink:type="simple" xlink:href="#__RefHeading___Toc1493_531984676" text:style-name="Index_20_Link" text:visited-style-name="Index_20_Link">Plugin API:<text:tab/>11</text:a></text:p>
          <text:p text:style-name="P62"><text:a xlink:type="simple" xlink:href="#__RefHeading___Toc1495_531984676" text:style-name="Index_20_Link" text:visited-style-name="Index_20_Link">Plugin Class functions. (required)<text:tab/>11</text:a></text:p>
          <text:p text:style-name="P58"><text:a xlink:type="simple" xlink:href="#__RefHeading___Toc1746_1701160186" text:style-name="Index_20_Link" text:visited-style-name="Index_20_Link">Clicktab Reporting<text:tab/>12</text:a></text:p>
          <text:p text:style-name="P58"><text:a xlink:type="simple" xlink:href="#__RefHeading___Toc1497_531984676" text:style-name="Index_20_Link" text:visited-style-name="Index_20_Link">clicktab objects:<text:tab/>13</text:a></text:p>
          <text:p text:style-name="P62"><text:a xlink:type="simple" xlink:href="#__RefHeading___Toc1499_531984676" text:style-name="Index_20_Link" text:visited-style-name="Index_20_Link">box:<text:tab/>13</text:a></text:p>
          <text:p text:style-name="P62"><text:a xlink:type="simple" xlink:href="#__RefHeading___Toc1501_531984676" text:style-name="Index_20_Link" text:visited-style-name="Index_20_Link">reftype:<text:tab/>13</text:a></text:p>
          <text:p text:style-name="P62"><text:a xlink:type="simple" xlink:href="#__RefHeading___Toc1503_531984676" text:style-name="Index_20_Link" text:visited-style-name="Index_20_Link">ref:<text:tab/>13</text:a></text:p>
          <text:p text:style-name="P62"><text:a xlink:type="simple" xlink:href="#__RefHeading___Toc1505_531984676" text:style-name="Index_20_Link" text:visited-style-name="Index_20_Link">keyid:<text:tab/>13</text:a></text:p>
          <text:p text:style-name="P62"><text:a xlink:type="simple" xlink:href="#__RefHeading___Toc1507_531984676" text:style-name="Index_20_Link" text:visited-style-name="Index_20_Link">takekey:<text:tab/>14</text:a></text:p>
          <text:p text:style-name="P62"><text:a xlink:type="simple" xlink:href="#__RefHeading___Toc1509_531984676" text:style-name="Index_20_Link" text:visited-style-name="Index_20_Link">sfxclick and sound:<text:tab/>14</text:a></text:p>
          <text:p text:style-name="P62"><text:a xlink:type="simple" xlink:href="#__RefHeading___Toc1748_1701160186" text:style-name="Index_20_Link" text:visited-style-name="Index_20_Link">quitab<text:tab/>14</text:a></text:p>
          <text:p text:style-name="P62"><text:a xlink:type="simple" xlink:href="#__RefHeading___Toc1750_1701160186" text:style-name="Index_20_Link" text:visited-style-name="Index_20_Link">data<text:tab/>14</text:a></text:p>
          <text:p text:style-name="P58"><text:a xlink:type="simple" xlink:href="#__RefHeading___Toc1335_1522049661" text:style-name="Index_20_Link" text:visited-style-name="Index_20_Link">Cache Functions:<text:tab/>14</text:a></text:p>
          <text:p text:style-name="P62"><text:a xlink:type="simple" xlink:href="#__RefHeading___Toc1337_1522049661" text:style-name="Index_20_Link" text:visited-style-name="Index_20_Link">filelookup(imagefilename)<text:tab/>14</text:a></text:p>
          <text:p text:style-name="P62"><text:a xlink:type="simple" xlink:href="#__RefHeading___Toc1339_1522049661" text:style-name="Index_20_Link" text:visited-style-name="Index_20_Link">textrender(text, size, fgcolor, bgcolor, transp)<text:tab/>14</text:a></text:p>
          <text:p text:style-name="P58"><text:a xlink:type="simple" xlink:href="#__RefHeading___Toc1484_531984676" text:style-name="Index_20_Link" text:visited-style-name="Index_20_Link">GNU Free Documentation License<text:tab/>15</text:a></text:p>
        </text:index-body>
      </text:table-of-content>
      <text:h text:style-name="P44" text:outline-level="1"/>
      <text:h text:style-name="P50" text:outline-level="1"><text:bookmark-start text:name="__RefHeading___Toc1477_531984676"/>History<text:bookmark-end text:name="__RefHeading___Toc1477_531984676"/></text:h>
      <text:p text:style-name="P2">v1.0: initial version.</text:p>
      <text:p text:style-name="P2">v1.<text:span text:style-name="T11">1</text:span>: <text:span text:style-name="T11">various improvements and new sections.</text:span></text:p>
      <text:h text:style-name="P50" text:outline-level="1"><text:bookmark-start text:name="__RefHeading___Toc1480_531984676"/>Introduction<text:bookmark-end text:name="__RefHeading___Toc1480_531984676"/></text:h>
      <text:p text:style-name="P2">Desutezeoid is an XML-driven, event-based point and click game engine. It features a plugin system, a string-based event scripting system, music and sound support, and more.</text:p>
      <text:p text:style-name="P11">contributions of both code and help with this manual are welcome.</text:p>
      <text:h text:style-name="P45" text:outline-level="1"><text:bookmark-start text:name="__RefHeading___Toc1482_531984676"/>XML Structure<text:bookmark-end text:name="__RefHeading___Toc1482_531984676"/></text:h>
      <text:p text:style-name="P2">Desutezeoid has a page structure primarily divided into 3 parts:</text:p>
      <text:h text:style-name="P53" text:outline-level="2"><text:bookmark-start text:name="__RefHeading___Toc1487_531984676"/>Pageconf<text:bookmark-end text:name="__RefHeading___Toc1487_531984676"/></text:h>
      <text:p text:style-name="P2">pageconf is the area where the page is configured, the optional pagekeys are found and activated, background music is controlled, and other related operations occur.</text:p>
      <text:h text:style-name="Heading_20_2" text:outline-level="2"><text:bookmark-start text:name="__RefHeading___Toc1489_531984676"/>forks<text:bookmark-end text:name="__RefHeading___Toc1489_531984676"/></text:h>
      <text:p text:style-name="P2">Forks are the heart of Desutezeoid's event logic, and various fork types can be found in the example XML files included with Desutzeoid</text:p>
      <text:h text:style-name="Heading_20_2" text:outline-level="2"><text:bookmark-start text:name="__RefHeading___Toc1491_531984676"/>core<text:bookmark-end text:name="__RefHeading___Toc1491_531984676"/></text:h>
      <text:p text:style-name="P2">Core objects are where the display happens, and come in 4 default types:</text:p>
      <text:p text:style-name="P2">box, image, label, and text. again, see included examples for more detailed descriptions<text:span text:style-name="T4"> and examples.</text:span></text:p>
      <text:p text:style-name="P2"/>
      <text:p text:style-name="P25"/>
      <text:h text:style-name="P63" text:outline-level="3"><text:bookmark-start text:name="__RefHeading___Toc1353_1522049661"/>Image Type<text:bookmark-end text:name="__RefHeading___Toc1353_1522049661"/></text:h>
      <table:table table:name="Table1" table:style-name="Table1">
        <table:table-column table:style-name="Table1.A"/>
        <table:table-row>
          <table:table-cell table:style-name="Table1.A1" office:value-type="string">
            <text:p text:style-name="P16">&lt;img x="80" y="80" hovpic="1" hoverkey="onhov1"&gt;</text:p>
            <text:p text:style-name="P16"><text:tab/>&lt;con&gt;no-tr-testimg0.png&lt;/con&gt;</text:p>
            <text:p text:style-name="P16"><text:tab/>&lt;altcon&gt;no-tr-testimg1.png&lt;/altcon&gt;</text:p>
            <text:p text:style-name="P16"><text:tab/>&lt;act type="quit" ref="test1.xml"/&gt;</text:p>
            <text:p text:style-name="P16">&lt;/img&gt;</text:p>
            <text:p text:style-name="P16">&lt;img x="400" y="100" vscroll="2" hscroll="4"&gt;</text:p>
            <text:p text:style-name="P16"><text:tab/>&lt;con&gt;no-tr-animtest1a.png&lt;/con&gt;</text:p>
            <text:p text:style-name="P16"><text:tab/>&lt;act type="none"/&gt;</text:p>
            <text:p text:style-name="P16">&lt;/img&gt;</text:p>
            <text:p text:style-name="P16">&lt;img x="500" y="100" vscroll='-0.2' hscroll="0.4"&gt;</text:p>
            <text:p text:style-name="P16"><text:tab/>&lt;con&gt;no-tr-animtest1a.png&lt;/con&gt;</text:p>
            <text:p text:style-name="P16"><text:tab/>&lt;act type="none"/&gt;</text:p>
            <text:p text:style-name="P16">&lt;/img&gt;</text:p>
            <text:p text:style-name="P17">&lt;img x="0" y="0" mouseh="2" mousev="2" onkey="warptest1" takekey="warptest1"&gt;</text:p>
            <text:p text:style-name="P17"><text:tab/>&lt;con&gt;warptest1.jpg&lt;/con&gt;</text:p>
            <text:p text:style-name="P17"><text:tab/>&lt;act type="key"/&gt;</text:p>
            <text:p text:style-name="P17">&lt;/img&gt;</text:p>
          </table:table-cell>
        </table:table-row>
      </table:table>
      <text:p text:style-name="P2"/>
      <text:p text:style-name="P15">The image Type has a variety of functions and features not found in other clickable types. </text:p>
      <text:p text:style-name="P15">For example hscroll and vscroll can be set to floats and integers that represent the number of pixels to scroll the image per frame. (Note: this feature does use more CPU.)</text:p>
      <text:p text:style-name="P15">the image file is described in "con" and a hover image can be described in "altcon" when the hovpic attribute is set to "1". </text:p>
      <text:p text:style-name="P15">as other clickable core types the Image Type supports the standard Act component.</text:p>
      <text:p text:style-name="P19">mouseh and mousev can be set to 1 to follow the mouse, 2 to center on the mouse when following it, or 3 to be in the opposing position of the screen. </text:p>
      <text:p text:style-name="P19">setting mouseh and mousev to 3 is actually what the demo's "panoramic" screens do. the trick is that <text:soft-page-break/>panoramic image is 2x the width and height as the screen. for click boxes to work, select them in the panoramic using an image editor such as GIMP, and divide the position and size values by 2. (the clickbox highlighting debug feature can help with this!)</text:p>
      <text:h text:style-name="P63" text:outline-level="3"><text:bookmark-start text:name="__RefHeading___Toc1355_1522049661"/>Label Type<text:bookmark-end text:name="__RefHeading___Toc1355_1522049661"/></text:h>
      <table:table table:name="Table2" table:style-name="Table2">
        <table:table-column table:style-name="Table2.A"/>
        <table:table-row>
          <table:table-cell table:style-name="Table2.A1" office:value-type="string">
            <text:p text:style-name="P34">&lt;label x="125" y="210" size="24" BGCOLOR="#000000" FGCOLOR="#FFFFFF"&gt;</text:p>
            <text:p text:style-name="P34"><text:tab/>&lt;con&gt;HI!&lt;/con&gt;</text:p>
            <text:p text:style-name="P34"><text:tab/>&lt;act type="key" ref="test1.xml"/&gt;</text:p>
            <text:p text:style-name="P34">&lt;/label&gt;</text:p>
            <text:p text:style-name="P34">&lt;label x="80" y="150" size="24" transp="1" FGCOLOR="#000000"&gt;</text:p>
            <text:p text:style-name="P34"><text:tab/>&lt;con&gt;this should dissapear in 3.5 seconds&lt;/con&gt;</text:p>
            <text:p text:style-name="P34"><text:tab/>&lt;act type="none"/&gt;</text:p>
            <text:p text:style-name="P34">&lt;/label&gt;</text:p>
          </table:table-cell>
        </table:table-row>
      </table:table>
      <text:p text:style-name="P15">The Label Type will present the label <text:s/>described in "con". using the value "size" as the font size, "BGCOLOR" and "FGCOLOR" for the background and text colors repectively<text:span text:style-name="T8">. You can specify the transp attribute as "1" for the text to be rendered with a transparent background.</text:span></text:p>
      <text:h text:style-name="P64" text:outline-level="3"><text:bookmark-start text:name="__RefHeading___Toc1357_1522049661"/>Box Type<text:bookmark-end text:name="__RefHeading___Toc1357_1522049661"/></text:h>
      <table:table table:name="Table6" table:style-name="Table6">
        <table:table-column table:style-name="Table6.A"/>
        <table:table-row>
          <table:table-cell table:style-name="Table6.A1" office:value-type="string">
            <text:p text:style-name="P36">&lt;<text:span text:style-name="T9">box x="300" y="200" sizex="40" sizey="60" COLOR="#FF0000" alpha="60" hovalpha="150" onhov="1" HOVCOLOR="#FF0000"&gt;</text:span></text:p>
            <text:p text:style-name="P35"><text:tab/>&lt;act type="none"/&gt;</text:p>
            <text:p text:style-name="P35">&lt;/box&gt;</text:p>
          </table:table-cell>
        </table:table-row>
      </table:table>
      <text:p text:style-name="P18">the box type is a very useful core object. it allows both colored "COLOR" rectangles with alpha "alpha", with optional separate color "HOVCOLOR" <text:s/>and alpha "hovalpha" values for hover colors if "onhov" is specified.</text:p>
      <text:p text:style-name="P18">The size of the rect is determined by the sizey and sizex attributes. The alpha value attributes are in the range 0-255. If you dont wish to have separate hover values, you can omit "onhov", "HOVCOLOR" and "hovalpha".</text:p>
      <text:p text:style-name="P18">Another Use of the Box Type is to make portions of larger images clickable. by setting alpha to 0, you can define arbitrary invisible rects on the screen.</text:p>
      <text:p text:style-name="P26"/>
      <text:h text:style-name="P64" text:outline-level="3"><text:bookmark-start text:name="__RefHeading___Toc1359_1522049661"/>Text Type<text:bookmark-end text:name="__RefHeading___Toc1359_1522049661"/></text:h>
      <table:table table:name="Table7" table:style-name="Table7">
        <table:table-column table:style-name="Table7.A"/>
        <table:table-row>
          <table:table-cell table:style-name="Table7.A1" office:value-type="string">
            <text:p text:style-name="P36">&lt;text x="10" y="30" size="20" transp="1" FGCOLOR="#000000"&gt;Desutezeoid is an aribitrary, XML based,</text:p>
            <text:p text:style-name="P36">point and click engine that is programmed in python using pygame.</text:p>
            <text:p text:style-name="P36">It has many features. Check the comments in the xml files and</text:p>
            <text:p text:style-name="P36">the DOCS folder to learn more. <text:s/>also see the various test screens</text:p>
            <text:p text:style-name="P36">and demos and special effects examples in action.</text:p>
            <text:p text:style-name="P36"/>
            <text:p text:style-name="P36">Click on the menu button to begin.&lt;/text&gt;</text:p>
          </table:table-cell>
        </table:table-row>
      </table:table>
      <text:p text:style-name="P18">The text type can be quite useful, But unlike the other builtin core types it DOES NOT support the standard act component. it does support the same formatting attributes as the builtin label type though. and can be quite helpful for some text-based screens like for example: the "About" screen in the included demo program, or in the example's case, the start screen of the demo. </text:p>
      <text:h text:style-name="P46" text:outline-level="1"><text:bookmark-start text:name="__RefHeading___Toc1361_1522049661"/>Standard keyid masking<text:bookmark-end text:name="__RefHeading___Toc1361_1522049661"/></text:h>
      <text:p text:style-name="P19">the attributes "onkey" and "offkey" can be defined to manipulate when a core type is processed.</text:p>
      <text:p text:style-name="P19">(Plugin note: the system does this regardless of what your plugin does.)</text:p>
      <text:p text:style-name="P19">Please note this truth table:</text:p>
      <table:table table:name="Table9" table:style-name="Table9">
        <table:table-column table:style-name="Table9.A"/>
        <table:table-column table:style-name="Table9.B"/>
        <table:table-column table:style-name="Table9.C"/>
        <table:table-row>
          <table:table-cell table:style-name="Table9.A1" office:value-type="string">
            <text:p text:style-name="P37">onkey present</text:p>
          </table:table-cell>
          <table:table-cell table:style-name="Table9.A1" office:value-type="string">
            <text:p text:style-name="P37">offkey present</text:p>
          </table:table-cell>
          <table:table-cell table:style-name="Table9.C1" office:value-type="string">
            <text:p text:style-name="P37">is core type active?</text:p>
          </table:table-cell>
        </table:table-row>
        <table:table-row>
          <table:table-cell table:style-name="Table9.A2" office:value-type="string">
            <text:p text:style-name="P37">yes</text:p>
          </table:table-cell>
          <table:table-cell table:style-name="Table9.A2" office:value-type="string">
            <text:p text:style-name="P37">yes</text:p>
          </table:table-cell>
          <table:table-cell table:style-name="Table9.C2" office:value-type="string">
            <text:p text:style-name="P37">no</text:p>
          </table:table-cell>
        </table:table-row>
        <table:table-row>
          <table:table-cell table:style-name="Table9.A2" office:value-type="string">
            <text:p text:style-name="P37">yes</text:p>
          </table:table-cell>
          <table:table-cell table:style-name="Table9.A2" office:value-type="string">
            <text:p text:style-name="P37">no</text:p>
          </table:table-cell>
          <table:table-cell table:style-name="Table9.C2" office:value-type="string">
            <text:p text:style-name="P37">Yes</text:p>
          </table:table-cell>
        </table:table-row>
        <table:table-row>
          <table:table-cell table:style-name="Table9.A2" office:value-type="string">
            <text:p text:style-name="P37">yes</text:p>
          </table:table-cell>
          <table:table-cell table:style-name="Table9.A2" office:value-type="string">
            <text:p text:style-name="P37">not specified</text:p>
          </table:table-cell>
          <table:table-cell table:style-name="Table9.C2" office:value-type="string">
            <text:p text:style-name="P37">Yes</text:p>
          </table:table-cell>
        </table:table-row>
        <table:table-row>
          <table:table-cell table:style-name="Table9.A2" office:value-type="string">
            <text:p text:style-name="P37">No</text:p>
          </table:table-cell>
          <table:table-cell table:style-name="Table9.A2" office:value-type="string">
            <text:p text:style-name="P37">not specified</text:p>
          </table:table-cell>
          <table:table-cell table:style-name="Table9.C2" office:value-type="string">
            <text:p text:style-name="P37">No</text:p>
          </table:table-cell>
        </table:table-row>
        <table:table-row>
          <table:table-cell table:style-name="Table9.A2" office:value-type="string">
            <text:p text:style-name="P37">not specified</text:p>
          </table:table-cell>
          <table:table-cell table:style-name="Table9.A2" office:value-type="string">
            <text:p text:style-name="P37">no</text:p>
          </table:table-cell>
          <table:table-cell table:style-name="Table9.C2" office:value-type="string">
            <text:p text:style-name="P37">Yes</text:p>
          </table:table-cell>
        </table:table-row>
        <table:table-row>
          <table:table-cell table:style-name="Table9.A2" office:value-type="string">
            <text:p text:style-name="P37">not specified</text:p>
          </table:table-cell>
          <table:table-cell table:style-name="Table9.A2" office:value-type="string">
            <text:p text:style-name="P37">yes</text:p>
          </table:table-cell>
          <table:table-cell table:style-name="Table9.C2" office:value-type="string">
            <text:p text:style-name="P37">No</text:p>
          </table:table-cell>
        </table:table-row>
      </table:table>
      <text:p text:style-name="P19"/>
      <text:h text:style-name="P46" text:outline-level="1"><text:bookmark-start text:name="__RefHeading___Toc1363_1522049661"/>Standard Act component<text:bookmark-end text:name="__RefHeading___Toc1363_1522049661"/></text:h>
      <table:table table:name="Table8" table:style-name="Table8">
        <table:table-column table:style-name="Table8.A"/>
        <table:table-row>
          <table:table-cell table:style-name="Table8.A1" office:value-type="string">
            <text:p text:style-name="P37">&lt;img x="0" y="0" mouseh="2" mousev="2" onkey="warptest1" takekey="warptest1"&gt;</text:p>
            <text:p text:style-name="P37"><text:tab/>&lt;con&gt;warptest1.jpg&lt;/con&gt;</text:p>
            <text:p text:style-name="P37"><text:tab/>&lt;act type="key"/&gt;</text:p>
            <text:p text:style-name="P37">&lt;/img&gt;</text:p>
            <text:p text:style-name="P37">&lt;label x="0" y="230" size="24" BGCOLOR="#000088" FGCOLOR="#FFFFFF" keyid="predelta"&gt;</text:p>
            <text:p text:style-name="P37"><text:tab/>&lt;con&gt;or here!&lt;/con&gt;</text:p>
            <text:p text:style-name="P37"><text:tab/>&lt;act type="iref" ref="test1.xml"/&gt;</text:p>
            <text:p text:style-name="P37">&lt;/label&gt;</text:p>
          </table:table-cell>
        </table:table-row>
      </table:table>
      <text:p text:style-name="P21"><text:soft-page-break/>The standard act component provides various basic click even support.</text:p>
      <text:p text:style-name="P20">(plugin note: to use the sandard act component with your add-on core types, you should return a pygame Rect of the clickable area when you detect and process said types, otherwise, return None.)</text:p>
      <text:h text:style-name="Heading_20_2" text:outline-level="2"><text:bookmark-start text:name="__RefHeading___Toc1365_1522049661"/>Act Tag attributes<text:bookmark-end text:name="__RefHeading___Toc1365_1522049661"/></text:h>
      <text:h text:style-name="Heading_20_3" text:outline-level="3"><text:bookmark-start text:name="__RefHeading___Toc1367_1522049661"/>type<text:bookmark-end text:name="__RefHeading___Toc1367_1522049661"/></text:h>
      <text:p text:style-name="P19">the type attribute determines what is done with the given attributes. the ref attribute is only needed with the "iref" type.</text:p>
      <table:table table:name="Table11" table:style-name="Table11">
        <table:table-column table:style-name="Table11.A"/>
        <table:table-column table:style-name="Table11.B"/>
        <table:table-row>
          <table:table-cell table:style-name="Table11.A1" office:value-type="string">
            <text:p text:style-name="P33">type</text:p>
          </table:table-cell>
          <table:table-cell table:style-name="Table11.B1" office:value-type="string">
            <text:p text:style-name="P33">description</text:p>
          </table:table-cell>
        </table:table-row>
        <table:table-row>
          <table:table-cell table:style-name="Table11.A2" office:value-type="string">
            <text:p text:style-name="P33">key</text:p>
          </table:table-cell>
          <table:table-cell table:style-name="Table11.B2" office:value-type="string">
            <text:p text:style-name="P33">process only keyid and takekey values (see below)</text:p>
          </table:table-cell>
        </table:table-row>
        <table:table-row>
          <table:table-cell table:style-name="Table11.A2" office:value-type="string">
            <text:p text:style-name="P33">iref</text:p>
          </table:table-cell>
          <table:table-cell table:style-name="Table11.B2" office:value-type="string">
            <text:p text:style-name="P33">go to page described in "ref" (see below) also process keyids.</text:p>
          </table:table-cell>
        </table:table-row>
        <table:table-row>
          <table:table-cell table:style-name="Table11.A2" office:value-type="string">
            <text:p text:style-name="P33">prev</text:p>
          </table:table-cell>
          <table:table-cell table:style-name="Table11.B2" office:value-type="string">
            <text:p text:style-name="P33">goto previous page</text:p>
          </table:table-cell>
        </table:table-row>
        <table:table-row>
          <table:table-cell table:style-name="Table11.A2" office:value-type="string">
            <text:p text:style-name="P33">quit</text:p>
          </table:table-cell>
          <table:table-cell table:style-name="Table11.B2" office:value-type="string">
            <text:p text:style-name="P33">prompt user with the quit dialog</text:p>
          </table:table-cell>
        </table:table-row>
      </table:table>
      <text:p text:style-name="P20"/>
      <text:h text:style-name="Heading_20_3" text:outline-level="3"><text:bookmark-start text:name="__RefHeading___Toc1369_1522049661"/>ref:<text:bookmark-end text:name="__RefHeading___Toc1369_1522049661"/></text:h>
      <text:p text:style-name="P9">if reftype is iref, load page filename described here.</text:p>
      <text:p text:style-name="P9"/>
      <text:h text:style-name="Heading_20_2" text:outline-level="2"><text:bookmark-start text:name="__RefHeading___Toc1371_1522049661"/>Main Tag attributes<text:bookmark-end text:name="__RefHeading___Toc1371_1522049661"/></text:h>
      <text:h text:style-name="Heading_20_3" text:outline-level="3"><text:bookmark-start text:name="__RefHeading___Toc1505_5319846761"/>keyid:<text:bookmark-end text:name="__RefHeading___Toc1505_5319846761"/></text:h>
      <text:p text:style-name="P12">if clicked, add this keyid to keylist, (use "0" for none)</text:p>
      <text:h text:style-name="Heading_20_3" text:outline-level="3"><text:bookmark-start text:name="__RefHeading___Toc1507_5319846761"/>takekey:<text:bookmark-end text:name="__RefHeading___Toc1507_5319846761"/></text:h>
      <text:p text:style-name="P12">if clicked, remove this keyid from keylist, (use "0" for none)</text:p>
      <text:h text:style-name="Heading_20_3" text:outline-level="3"><text:bookmark-start text:name="__RefHeading___Toc1373_1522049661"/><text:span text:style-name="T10">hoverkey</text:span>:<text:bookmark-end text:name="__RefHeading___Toc1373_1522049661"/></text:h>
      <text:p text:style-name="P12">if <text:span text:style-name="T10">mouse is over clickbox, the given keyid is actively made active, otherwise it is actively made inactive. </text:span></text:p>
      <text:p text:style-name="P21">(plugin note: in order for this to do anything in your add-on core types, you must return a Rect and therefore activate the standard act component!</text:p>
      <text:h text:style-name="Heading_20_3" text:outline-level="3"><text:bookmark-start text:name="__RefHeading___Toc1509_5319846761"/>sfxclick<text:span text:style-name="T4"> and sound</text:span>:<text:bookmark-end text:name="__RefHeading___Toc1509_5319846761"/></text:h>
      <text:p text:style-name="P12">if sfxclick set to 1, load and play sound file described by "sound"</text:p>
      <text:p text:style-name="P12"><text:soft-page-break/>set sfxclick to 0 and sound to None for no click sound</text:p>
      <text:p text:style-name="P12"/>
      <text:p text:style-name="P20"/>
      <text:h text:style-name="P50" text:outline-level="1"><text:bookmark-start text:name="__RefHeading___Toc1493_531984676"/>Plugin API:<text:bookmark-end text:name="__RefHeading___Toc1493_531984676"/></text:h>
      <text:p text:style-name="P2">The plugin system works by dynamically loading each plugin into a central plugin library. </text:p>
      <text:p text:style-name="P2">the plugins all must be located in the "plugins" folder and end in ".dzup.py"</text:p>
      <text:p text:style-name="P2">plugin class names should take the form: PLUGIN_pluginname</text:p>
      <text:p text:style-name="P8">As always, see example plugins!</text:p>
      <text:p text:style-name="P2">each plugin file should have a plugin class, and the following variables defined:</text:p>
      <table:table table:name="Table4" table:style-name="Table4">
        <table:table-column table:style-name="Table4.A"/>
        <table:table-column table:style-name="Table4.B"/>
        <table:table-row>
          <table:table-cell table:style-name="Table4.A1" office:value-type="string">
            <text:p text:style-name="P31">plugname</text:p>
          </table:table-cell>
          <table:table-cell table:style-name="Table4.B1" office:value-type="string">
            <text:p text:style-name="P31">name of the plugin</text:p>
          </table:table-cell>
        </table:table-row>
        <table:table-row>
          <table:table-cell table:style-name="Table4.A2" office:value-type="string">
            <text:p text:style-name="P31">plugclass</text:p>
          </table:table-cell>
          <table:table-cell table:style-name="Table4.B2" office:value-type="string">
            <text:p text:style-name="P31">reference to the plugin class (NOT an instance, the class itself.)</text:p>
          </table:table-cell>
        </table:table-row>
        <table:table-row>
          <table:table-cell table:style-name="Table4.A2" office:value-type="string">
            <text:p text:style-name="P32">plugpath</text:p>
          </table:table-cell>
          <table:table-cell table:style-name="Table4.B2" office:value-type="string">
            <text:p text:style-name="P32">the name of the subdirectory in the plugin directory that this plugin uses. (mainly for future-proofing)</text:p>
          </table:table-cell>
        </table:table-row>
      </table:table>
      <text:p text:style-name="P2"/>
      <text:p text:style-name="P2"/>
      <text:h text:style-name="P53" text:outline-level="2"><text:bookmark-start text:name="__RefHeading___Toc1495_531984676"/>Plugin Class functions.<text:span text:style-name="T3"> (required)</text:span><text:bookmark-end text:name="__RefHeading___Toc1495_531984676"/></text:h>
      <table:table table:name="Table3" table:style-name="Table3">
        <table:table-column table:style-name="Table3.A"/>
        <table:table-column table:style-name="Table3.B"/>
        <table:table-row>
          <table:table-cell table:style-name="Table3.A1" office:value-type="string">
            <text:p text:style-name="P31">function</text:p>
          </table:table-cell>
          <table:table-cell table:style-name="Table3.B1" office:value-type="string">
            <text:p text:style-name="P31">description</text:p>
          </table:table-cell>
        </table:table-row>
        <table:table-row>
          <table:table-cell table:style-name="Table3.A2" office:value-type="string">
            <text:p text:style-name="P32">__init__(self, screensurf, keylist):</text:p>
          </table:table-cell>
          <table:table-cell table:style-name="Table3.B2" office:value-type="string">
            <text:p text:style-name="P32">screensurf is the pygame display surface</text:p>
            <text:p text:style-name="P32">keylist is a direct reference to Desutezeoid's keyid list.</text:p>
          </table:table-cell>
        </table:table-row>
        <table:table-row>
          <table:table-cell table:style-name="Table3.A2" office:value-type="string">
            <text:p text:style-name="P32">fork(self, tagobj):</text:p>
          </table:table-cell>
          <table:table-cell table:style-name="Table3.B2" office:value-type="string">
            <text:p text:style-name="P32">called during fork processing, plugins should check any fork tags it wishes to. </text:p>
            <text:p text:style-name="P32">(tip: for if statements try: tagobj.tag=="yourforktag")</text:p>
          </table:table-cell>
        </table:table-row>
        <table:table-row>
          <table:table-cell table:style-name="Table3.A2" office:value-type="string">
            <text:p text:style-name="P32">core(self, tagobj)</text:p>
          </table:table-cell>
          <table:table-cell table:style-name="Table3.B2" office:value-type="string">
            <text:p text:style-name="P32">called during core processing, plugins should check any core tags it wishes to. </text:p>
            <text:p text:style-name="P32">(tip: for if statements try: tagobj.tag=="yourcoretag")</text:p>
            <text:p text:style-name="P32"/>
            <text:p text:style-name="P32">also:</text:p>
            <text:p text:style-name="P32">Should either return None, or pygame Rect. If Rect is returned, the system will attempt to parse the standard "act" component, and associated related attributes... you may also want to use the provided click events in place of the standard act component. if you want hoverkey to be active, you MUST return a Rect!</text:p>
            <text:p text:style-name="P32"><text:tab/>#onkey/offkey masking is honored by the system regardless.</text:p>
          </table:table-cell>
        </table:table-row>
        <text:soft-page-break/>
        <table:table-row>
          <table:table-cell table:style-name="Table3.A2" office:value-type="string">
            <text:p text:style-name="P32">def pump(self):</text:p>
          </table:table-cell>
          <table:table-cell table:style-name="Table3.B2" office:value-type="string">
            <text:p text:style-name="P32">called every clock loop before pygame events are processed. return a list of clicktab instances to have them appended to Desutezeoid's list of clicktab instances for that loop.</text:p>
          </table:table-cell>
        </table:table-row>
        <table:table-row>
          <table:table-cell table:style-name="Table3.A2" office:value-type="string">
            <text:p text:style-name="P32">click(self, event):</text:p>
          </table:table-cell>
          <table:table-cell table:style-name="Table3.B2" office:value-type="string">
            <text:p text:style-name="P32">provides Pygame MOUSEBUTTONDOWN events.</text:p>
          </table:table-cell>
        </table:table-row>
        <table:table-row>
          <table:table-cell table:style-name="Table3.A2" office:value-type="string">
            <text:p text:style-name="P32">clickup(self, event):</text:p>
          </table:table-cell>
          <table:table-cell table:style-name="Table3.B2" office:value-type="string">
            <text:p text:style-name="P32">provides Pygame MOUSEBUTTONUP events.</text:p>
          </table:table-cell>
        </table:table-row>
        <table:table-row>
          <table:table-cell table:style-name="Table3.A2" office:value-type="string">
            <text:p text:style-name="P32">pageclear(self)</text:p>
          </table:table-cell>
          <table:table-cell table:style-name="Table3.B2" office:value-type="string">
            <text:p text:style-name="P32">called every pageload.</text:p>
          </table:table-cell>
        </table:table-row>
        <table:table-row>
          <table:table-cell table:style-name="Table3.A2" office:value-type="string">
            <text:p text:style-name="P60">clickreport(self, clickinst):</text:p>
          </table:table-cell>
          <table:table-cell table:style-name="Table3.B2" office:value-type="string">
            <text:p text:style-name="P60">to use clickreport, you must specify the "report" acttype in the clicktab objects returned by pump() for each clicktab object you want to be reported on click. also use the data value to store any generic data you might need. </text:p>
            <text:p text:style-name="P60"/>
            <text:p text:style-name="P60">you can also use the ctreport() function in dzulib.<text:line-break/><text:span text:style-name="T6">Note: This is only required if you want to use the clicktab reporting feature.</text:span></text:p>
          </table:table-cell>
        </table:table-row>
      </table:table>
      <text:p text:style-name="P4"/>
      <text:h text:style-name="P49" text:outline-level="1"><text:bookmark-start text:name="__RefHeading___Toc1746_1701160186"/><text:span text:style-name="T14">C</text:span>licktab <text:span text:style-name="T14">R</text:span>eporting<text:bookmark-end text:name="__RefHeading___Toc1746_1701160186"/></text:h>
      <text:p text:style-name="P39">Plugins hav<text:span text:style-name="T14">e</text:span> access to a special feature of clicktab objects. they can store a <text:span text:style-name="T14">generic</text:span> data value<text:span text:style-name="T14"> (string, int, list, ect)</text:span>, and when using the <text:span text:style-name="T7">"report"</text:span> reftype and specifying ref as self, and returning clicktab objects like such with the <text:span text:style-name="T7">pump()</text:span> method, clicks on these objects will be reported to the clickreport method of the plugin instance <text:span text:style-name="T14">referenced</text:span> in ref.</text:p>
      <text:p text:style-name="P42">The main advantage of this over the builtin act component is the ability for a plugin to respond directly to the click, rather than employing some sort of keyid fork trick.</text:p>
      <text:p text:style-name="P39">you can also use the simplified wrapper function:</text:p>
      <table:table table:name="Table10" table:style-name="Table10">
        <table:table-column table:style-name="Table10.A"/>
        <table:table-row>
          <table:table-cell table:style-name="Table10.A1" office:value-type="string">
            <text:p text:style-name="P40">ReportEnabledClickTabObject=dzulib.ctreport(<text:span text:style-name="T14">box, selfref, dataval):</text:span></text:p>
          </table:table-cell>
        </table:table-row>
      </table:table>
      <text:p text:style-name="P39"/>
      <text:p text:style-name="P42"><text:span text:style-name="T7">box</text:span> is a pygame Rect, <text:span text:style-name="T7">selfref</text:span> is a reference to the plugin's self, <text:span text:style-name="T7">dataval</text:span> is the generic data variable of the clicktab objets. </text:p>
      <text:p text:style-name="P42">basic example:</text:p>
      <table:table table:name="Table12" table:style-name="Table12">
        <table:table-column table:style-name="Table12.A"/>
        <table:table-row>
          <table:table-cell table:style-name="Table12.A1" office:value-type="string">
            <text:p text:style-name="P61">def pump(self):</text:p>
            <text:p text:style-name="P61"><text:tab/>return(dzulib.ctreport(self.somerect, self, "Hello world")</text:p>
            <text:p text:style-name="P61">...</text:p>
            <text:p text:style-name="P61">user clicks said clicktab object.</text:p>
            <text:p text:style-name="P61">...</text:p>
            <text:p text:style-name="P61">def clickreport(self, clickinst):</text:p>
            <text:p text:style-name="P61"><text:tab/>print clickinst.data</text:p>
            <text:p text:style-name="P61"><text:soft-page-break/>...</text:p>
            <text:p text:style-name="P61">output:</text:p>
            <text:p text:style-name="P61">"Hello world"</text:p>
          </table:table-cell>
        </table:table-row>
      </table:table>
      <text:p text:style-name="P43">a more elaborate version of this can be found in the plugin: test3.dzup.py</text:p>
      <text:h text:style-name="P47" text:outline-level="1"><text:bookmark-start text:name="__RefHeading___Toc1497_531984676"/>clicktab objects:<text:bookmark-end text:name="__RefHeading___Toc1497_531984676"/></text:h>
      <text:p text:style-name="P11">clicktab objects are used internally by Desutezeoid to describe clickable objects, and can be returned by the <text:span text:style-name="T5">pump()</text:span> method of a plugin class in the form of a list. (even if only 1 clicktab instance is given, it <text:span text:style-name="T5">MUST</text:span> be in a list)</text:p>
      <text:p text:style-name="P10">clicktabexample=clicktab(box, reftype, ref, keyid, takekey, sfxclick, sound<text:span text:style-name="T13">, quitab=0, data=None</text:span>)</text:p>
      <text:h text:style-name="P54" text:outline-level="2"><text:bookmark-start text:name="__RefHeading___Toc1499_531984676"/>box:<text:bookmark-end text:name="__RefHeading___Toc1499_531984676"/></text:h>
      <text:p text:style-name="P8">box should be the Pygame Rect representing the area of the screen surface you want the clicktab to respond to.</text:p>
      <text:h text:style-name="P54" text:outline-level="2"><text:bookmark-start text:name="__RefHeading___Toc1501_531984676"/>reftype:<text:bookmark-end text:name="__RefHeading___Toc1501_531984676"/></text:h>
      <text:p text:style-name="P8">what you want the clicktab to do when clicked.</text:p>
      <table:table table:name="Table5" table:style-name="Table5">
        <table:table-column table:style-name="Table5.A"/>
        <table:table-column table:style-name="Table5.B"/>
        <table:table-row>
          <table:table-cell table:style-name="Table5.A1" office:value-type="string">
            <text:p text:style-name="P32">type</text:p>
          </table:table-cell>
          <table:table-cell table:style-name="Table5.B1" office:value-type="string">
            <text:p text:style-name="P32">description</text:p>
          </table:table-cell>
        </table:table-row>
        <table:table-row>
          <table:table-cell table:style-name="Table5.A2" office:value-type="string">
            <text:p text:style-name="P32">key</text:p>
          </table:table-cell>
          <table:table-cell table:style-name="Table5.B2" office:value-type="string">
            <text:p text:style-name="P32">process only keyid and takekey values (see below)</text:p>
          </table:table-cell>
        </table:table-row>
        <table:table-row>
          <table:table-cell table:style-name="Table5.A2" office:value-type="string">
            <text:p text:style-name="P32">iref</text:p>
          </table:table-cell>
          <table:table-cell table:style-name="Table5.B2" office:value-type="string">
            <text:p text:style-name="P32">go to page described in "ref" (see below) also process keyids.</text:p>
          </table:table-cell>
        </table:table-row>
        <table:table-row>
          <table:table-cell table:style-name="Table5.A2" office:value-type="string">
            <text:p text:style-name="P32">prev</text:p>
          </table:table-cell>
          <table:table-cell table:style-name="Table5.B2" office:value-type="string">
            <text:p text:style-name="P32">goto previous page</text:p>
          </table:table-cell>
        </table:table-row>
        <table:table-row>
          <table:table-cell table:style-name="Table5.A2" office:value-type="string">
            <text:p text:style-name="P32">quit</text:p>
          </table:table-cell>
          <table:table-cell table:style-name="Table5.B2" office:value-type="string">
            <text:p text:style-name="P32">prompt user with the quit dialog</text:p>
          </table:table-cell>
        </table:table-row>
        <table:table-row>
          <table:table-cell table:style-name="Table5.A2" office:value-type="string">
            <text:p text:style-name="P60">report</text:p>
          </table:table-cell>
          <table:table-cell table:style-name="Table5.B2" office:value-type="string">
            <text:p text:style-name="P60">this is required for the clickreport feature. To use this, ref MUST be a refrence to the plugin's self, and the plugin MUST have the clickreport method!</text:p>
          </table:table-cell>
        </table:table-row>
      </table:table>
      <text:h text:style-name="P54" text:outline-level="2"><text:bookmark-start text:name="__RefHeading___Toc1503_531984676"/>ref:<text:bookmark-end text:name="__RefHeading___Toc1503_531984676"/></text:h>
      <text:p text:style-name="P8">if reftype is iref, load page filename described here.</text:p>
      <text:p text:style-name="P39">if reftype is report, then it will attempt to call the plugin instance stored in ref, and call that plugin's clickreport method.</text:p>
      <text:h text:style-name="P55" text:outline-level="2"><text:bookmark-start text:name="__RefHeading___Toc1505_531984676"/>keyid:<text:bookmark-end text:name="__RefHeading___Toc1505_531984676"/></text:h>
      <text:p text:style-name="P11">if clicked, add this keyid to keylist, (use "0" for none)</text:p>
      <text:h text:style-name="P55" text:outline-level="2"><text:bookmark-start text:name="__RefHeading___Toc1507_531984676"/><text:soft-page-break/>takekey:<text:bookmark-end text:name="__RefHeading___Toc1507_531984676"/></text:h>
      <text:p text:style-name="P11">if clicked, remove this keyid from keylist, (use "0" for none)</text:p>
      <text:h text:style-name="Heading_20_2" text:outline-level="2"><text:bookmark-start text:name="__RefHeading___Toc1509_531984676"/>sfxclick<text:span text:style-name="T4"> and sound</text:span>:<text:bookmark-end text:name="__RefHeading___Toc1509_531984676"/></text:h>
      <text:p text:style-name="P11">if sfxclick set to 1, load and play sound file described by "sound"</text:p>
      <text:p text:style-name="P11">set sfxclick to 0 and sound to None for no click sound</text:p>
      <text:h text:style-name="P57" text:outline-level="2"><text:bookmark-start text:name="__RefHeading___Toc1748_1701160186"/>quitab<text:bookmark-end text:name="__RefHeading___Toc1748_1701160186"/></text:h>
      <text:p text:style-name="P39">quitab is used by the internal quit dialog. if you want to prompt a user quit, use the "quit" reftype.</text:p>
      <text:h text:style-name="Heading_20_2" text:outline-level="2"><text:bookmark-start text:name="__RefHeading___Toc1750_1701160186"/>data<text:bookmark-end text:name="__RefHeading___Toc1750_1701160186"/></text:h>
      <text:p text:style-name="P39">this is a generic data variable that is only really useful with the clickreport feature (and the "report" reftype.) you might use a list for multiple values if needed.</text:p>
      <text:h text:style-name="P48" text:outline-level="1"><text:bookmark-start text:name="__RefHeading___Toc1335_1522049661"/>Cache Functions:<text:bookmark-end text:name="__RefHeading___Toc1335_1522049661"/></text:h>
      <text:p text:style-name="P13">Desutezeoid has cache functions for images and rendered text. These cache functions store this data for each page, as its requested, and are flushed when a new page is loaded. image files should be in the "img" directory.</text:p>
      <text:h text:style-name="P56" text:outline-level="2"><text:bookmark-start text:name="__RefHeading___Toc1337_1522049661"/>filelookup(imagefilename)<text:bookmark-end text:name="__RefHeading___Toc1337_1522049661"/></text:h>
      <text:p text:style-name="P13">filelookup's usage is quite straightforward, you pass the filename of an image, and it will try and load it from the "img" directory, and will cache the resulting surface for as long as that page is loaded.</text:p>
      <text:h text:style-name="P56" text:outline-level="2"><text:bookmark-start text:name="__RefHeading___Toc1339_1522049661"/>textrender(text, size, fgcolor, bgcolor, transp)<text:bookmark-end text:name="__RefHeading___Toc1339_1522049661"/></text:h>
      <text:p text:style-name="P13">textrender's usage is understandably a bit more complicated. <text:s/>textrender stores the rendered text based upon a key built from the passed values. <text:s/><text:span text:style-name="T7">text</text:span> is the text to be rendered. <text:span text:style-name="T7">size</text:span> is the desired text size, fgcolor, and bgcolor are the text and background colors respectively,<text:span text:style-name="T7"> <text:s/>Note: these should be a color acceptable by pygame's Color class, usually for XML attributes, Desutezeoid uses an HTML color form.</text:span></text:p>
      <text:p text:style-name="P14"/>
      <text:h text:style-name="P51" text:outline-level="1"><text:bookmark-start text:name="__RefHeading___Toc1484_531984676"/><text:span text:style-name="T2">GNU </text:span>Free Documentation License<text:bookmark-end text:name="__RefHeading___Toc1484_531984676"/></text:h>
      <text:p text:style-name="P29"><text:s text:c="16"/>GNU Free Documentation License</text:p>
      <text:p text:style-name="P29"><text:s text:c="17"/>Version 1.3, 3 November 2008</text:p>
      <text:p text:style-name="P29"/>
      <text:p text:style-name="P29"/>
      <text:p text:style-name="P29"><text:s/>Copyright (C) 2000, 2001, 2002, 2007, 2008 Free Software Foundation, Inc.</text:p>
      <text:p text:style-name="P29"><text:s text:c="5"/>&lt;http://fsf.org/&gt;</text:p>
      <text:p text:style-name="P29"><text:s/>Everyone is permitted to copy and distribute verbatim copies</text:p>
      <text:p text:style-name="P29"><text:s/>of this license document, but changing it is not allowed.</text:p>
      <text:p text:style-name="P29"/>
      <text:p text:style-name="P29">0. PREAMBLE</text:p>
      <text:p text:style-name="P29"/>
      <text:p text:style-name="P29">The purpose of this License is to make a manual, textbook, or other</text:p>
      <text:p text:style-name="P29">functional and useful document "free" in the sense of freedom: to</text:p>
      <text:p text:style-name="P29">assure everyone the effective freedom to copy and redistribute it,</text:p>
      <text:p text:style-name="P29">with or without modifying it, either commercially or noncommercially.</text:p>
      <text:p text:style-name="P29">Secondarily, this License preserves for the author and publisher a way</text:p>
      <text:p text:style-name="P29">to get credit for their work, while not being considered responsible</text:p>
      <text:p text:style-name="P29">for modifications made by others.</text:p>
      <text:p text:style-name="P29"/>
      <text:p text:style-name="P29">This License is a kind of "copyleft", which means that derivative</text:p>
      <text:p text:style-name="P29">works of the document must themselves be free in the same sense. <text:s/>It</text:p>
      <text:p text:style-name="P29">complements the GNU General Public License, which is a copyleft</text:p>
      <text:p text:style-name="P29">license designed for free software.</text:p>
      <text:p text:style-name="P29"/>
      <text:p text:style-name="P29">We have designed this License in order to use it for manuals for free</text:p>
      <text:p text:style-name="P29">software, because free software needs free documentation: a free</text:p>
      <text:p text:style-name="P29">program should come with manuals providing the same freedoms that the</text:p>
      <text:p text:style-name="P29">software does. <text:s/>But this License is not limited to software manuals;</text:p>
      <text:p text:style-name="P29">it can be used for any textual work, regardless of subject matter or</text:p>
      <text:p text:style-name="P29">whether it is published as a printed book. <text:s/>We recommend this License</text:p>
      <text:p text:style-name="P29">principally for works whose purpose is instruction or reference.</text:p>
      <text:p text:style-name="P29"/>
      <text:p text:style-name="P29"/>
      <text:p text:style-name="P29">1. APPLICABILITY AND DEFINITIONS</text:p>
      <text:p text:style-name="P29"/>
      <text:p text:style-name="P29">This License applies to any manual or other work, in any medium, that</text:p>
      <text:p text:style-name="P29">contains a notice placed by the copyright holder saying it can be</text:p>
      <text:p text:style-name="P29">distributed under the terms of this License. <text:s/>Such a notice grants a</text:p>
      <text:p text:style-name="P29">world-wide, royalty-free license, unlimited in duration, to use that</text:p>
      <text:p text:style-name="P29">work under the conditions stated herein. <text:s/>The "Document", below,</text:p>
      <text:p text:style-name="P29">refers to any such manual or work. <text:s/>Any member of the public is a</text:p>
      <text:p text:style-name="P29">licensee, and is addressed as "you". <text:s/>You accept the license if you</text:p>
      <text:p text:style-name="P29">copy, modify or distribute the work in a way requiring permission</text:p>
      <text:p text:style-name="P29">under copyright law.</text:p>
      <text:p text:style-name="P29"/>
      <text:p text:style-name="P29">A "Modified Version" of the Document means any work containing the</text:p>
      <text:p text:style-name="P29">Document or a portion of it, either copied verbatim, or with</text:p>
      <text:p text:style-name="P29">modifications and/or translated into another language.</text:p>
      <text:p text:style-name="P29"/>
      <text:p text:style-name="P29">A "Secondary Section" is a named appendix or a front-matter section of</text:p>
      <text:p text:style-name="P29">the Document that deals exclusively with the relationship of the</text:p>
      <text:p text:style-name="P29">publishers or authors of the Document to the Document's overall</text:p>
      <text:p text:style-name="P29">subject (or to related matters) and contains nothing that could fall</text:p>
      <text:p text:style-name="P29">directly within that overall subject. <text:s/>(Thus, if the Document is in</text:p>
      <text:p text:style-name="P29">part a textbook of mathematics, a Secondary Section may not explain</text:p>
      <text:p text:style-name="P29">any mathematics.) <text:s/>The relationship could be a matter of historical</text:p>
      <text:p text:style-name="P29"><text:soft-page-break/>connection with the subject or with related matters, or of legal,</text:p>
      <text:p text:style-name="P29">commercial, philosophical, ethical or political position regarding</text:p>
      <text:p text:style-name="P29">them.</text:p>
      <text:p text:style-name="P29"/>
      <text:p text:style-name="P29">The "Invariant Sections" are certain Secondary Sections whose titles</text:p>
      <text:p text:style-name="P29">are designated, as being those of Invariant Sections, in the notice</text:p>
      <text:p text:style-name="P29">that says that the Document is released under this License. <text:s/>If a</text:p>
      <text:p text:style-name="P29">section does not fit the above definition of Secondary then it is not</text:p>
      <text:p text:style-name="P29">allowed to be designated as Invariant. <text:s/>The Document may contain zero</text:p>
      <text:p text:style-name="P29">Invariant Sections. <text:s/>If the Document does not identify any Invariant</text:p>
      <text:p text:style-name="P29">Sections then there are none.</text:p>
      <text:p text:style-name="P29"/>
      <text:p text:style-name="P29">The "Cover Texts" are certain short passages of text that are listed,</text:p>
      <text:p text:style-name="P29">as Front-Cover Texts or Back-Cover Texts, in the notice that says that</text:p>
      <text:p text:style-name="P29">the Document is released under this License. <text:s/>A Front-Cover Text may</text:p>
      <text:p text:style-name="P29">be at most 5 words, and a Back-Cover Text may be at most 25 words.</text:p>
      <text:p text:style-name="P29"/>
      <text:p text:style-name="P29">A "Transparent" copy of the Document means a machine-readable copy,</text:p>
      <text:p text:style-name="P29">represented in a format whose specification is available to the</text:p>
      <text:p text:style-name="P29">general public, that is suitable for revising the document</text:p>
      <text:p text:style-name="P29">straightforwardly with generic text editors or (for images composed of</text:p>
      <text:p text:style-name="P29">pixels) generic paint programs or (for drawings) some widely available</text:p>
      <text:p text:style-name="P29">drawing editor, and that is suitable for input to text formatters or</text:p>
      <text:p text:style-name="P29">for automatic translation to a variety of formats suitable for input</text:p>
      <text:p text:style-name="P29">to text formatters. <text:s/>A copy made in an otherwise Transparent file</text:p>
      <text:p text:style-name="P29">format whose markup, or absence of markup, has been arranged to thwart</text:p>
      <text:p text:style-name="P29">or discourage subsequent modification by readers is not Transparent.</text:p>
      <text:p text:style-name="P29">An image format is not Transparent if used for any substantial amount</text:p>
      <text:p text:style-name="P29">of text. <text:s/>A copy that is not "Transparent" is called "Opaque".</text:p>
      <text:p text:style-name="P29"/>
      <text:p text:style-name="P29">Examples of suitable formats for Transparent copies include plain</text:p>
      <text:p text:style-name="P29">ASCII without markup, Texinfo input format, LaTeX input format, SGML</text:p>
      <text:p text:style-name="P29">or XML using a publicly available DTD, and standard-conforming simple</text:p>
      <text:p text:style-name="P29">HTML, PostScript or PDF designed for human modification. <text:s/>Examples of</text:p>
      <text:p text:style-name="P29">transparent image formats include PNG, XCF and JPG. <text:s/>Opaque formats</text:p>
      <text:p text:style-name="P29">include proprietary formats that can be read and edited only by</text:p>
      <text:p text:style-name="P29">proprietary word processors, SGML or XML for which the DTD and/or</text:p>
      <text:p text:style-name="P29">processing tools are not generally available, and the</text:p>
      <text:p text:style-name="P29">machine-generated HTML, PostScript or PDF produced by some word</text:p>
      <text:p text:style-name="P29">processors for output purposes only.</text:p>
      <text:p text:style-name="P29"/>
      <text:p text:style-name="P29">The "Title Page" means, for a printed book, the title page itself,</text:p>
      <text:p text:style-name="P29">plus such following pages as are needed to hold, legibly, the material</text:p>
      <text:p text:style-name="P29">this License requires to appear in the title page. <text:s/>For works in</text:p>
      <text:p text:style-name="P29">formats which do not have any title page as such, "Title Page" means</text:p>
      <text:p text:style-name="P29">the text near the most prominent appearance of the work's title,</text:p>
      <text:p text:style-name="P29">preceding the beginning of the body of the text.</text:p>
      <text:p text:style-name="P29"/>
      <text:p text:style-name="P29">The "publisher" means any person or entity that distributes copies of</text:p>
      <text:p text:style-name="P29">the Document to the public.</text:p>
      <text:p text:style-name="P29"/>
      <text:p text:style-name="P29">A section "Entitled XYZ" means a named subunit of the Document whose</text:p>
      <text:p text:style-name="P29">title either is precisely XYZ or contains XYZ in parentheses following</text:p>
      <text:p text:style-name="P29">text that translates XYZ in another language. <text:s/>(Here XYZ stands for a</text:p>
      <text:p text:style-name="P29">specific section name mentioned below, such as "Acknowledgements",</text:p>
      <text:p text:style-name="P29">"Dedications", "Endorsements", or "History".) <text:s/>To "Preserve the Title"</text:p>
      <text:p text:style-name="P29">of such a section when you modify the Document means that it remains a</text:p>
      <text:p text:style-name="P29">section "Entitled XYZ" according to this definition.</text:p>
      <text:p text:style-name="P29"/>
      <text:p text:style-name="P29"><text:soft-page-break/>The Document may include Warranty Disclaimers next to the notice which</text:p>
      <text:p text:style-name="P29">states that this License applies to the Document. <text:s/>These Warranty</text:p>
      <text:p text:style-name="P29">Disclaimers are considered to be included by reference in this</text:p>
      <text:p text:style-name="P29">License, but only as regards disclaiming warranties: any other</text:p>
      <text:p text:style-name="P29">implication that these Warranty Disclaimers may have is void and has</text:p>
      <text:p text:style-name="P29">no effect on the meaning of this License.</text:p>
      <text:p text:style-name="P29"/>
      <text:p text:style-name="P29">2. VERBATIM COPYING</text:p>
      <text:p text:style-name="P29"/>
      <text:p text:style-name="P29">You may copy and distribute the Document in any medium, either</text:p>
      <text:p text:style-name="P29">commercially or noncommercially, provided that this License, the</text:p>
      <text:p text:style-name="P29">copyright notices, and the license notice saying this License applies</text:p>
      <text:p text:style-name="P29">to the Document are reproduced in all copies, and that you add no</text:p>
      <text:p text:style-name="P29">other conditions whatsoever to those of this License. <text:s/>You may not use</text:p>
      <text:p text:style-name="P29">technical measures to obstruct or control the reading or further</text:p>
      <text:p text:style-name="P29">copying of the copies you make or distribute. <text:s/>However, you may accept</text:p>
      <text:p text:style-name="P29">compensation in exchange for copies. <text:s/>If you distribute a large enough</text:p>
      <text:p text:style-name="P29">number of copies you must also follow the conditions in section 3.</text:p>
      <text:p text:style-name="P29"/>
      <text:p text:style-name="P29">You may also lend copies, under the same conditions stated above, and</text:p>
      <text:p text:style-name="P29">you may publicly display copies.</text:p>
      <text:p text:style-name="P29"/>
      <text:p text:style-name="P29"/>
      <text:p text:style-name="P29">3. COPYING IN QUANTITY</text:p>
      <text:p text:style-name="P29"/>
      <text:p text:style-name="P29">If you publish printed copies (or copies in media that commonly have</text:p>
      <text:p text:style-name="P29">printed covers) of the Document, numbering more than 100, and the</text:p>
      <text:p text:style-name="P29">Document's license notice requires Cover Texts, you must enclose the</text:p>
      <text:p text:style-name="P29">copies in covers that carry, clearly and legibly, all these Cover</text:p>
      <text:p text:style-name="P29">Texts: Front-Cover Texts on the front cover, and Back-Cover Texts on</text:p>
      <text:p text:style-name="P29">the back cover. <text:s/>Both covers must also clearly and legibly identify</text:p>
      <text:p text:style-name="P29">you as the publisher of these copies. <text:s/>The front cover must present</text:p>
      <text:p text:style-name="P29">the full title with all words of the title equally prominent and</text:p>
      <text:p text:style-name="P29">visible. <text:s/>You may add other material on the covers in addition.</text:p>
      <text:p text:style-name="P29">Copying with changes limited to the covers, as long as they preserve</text:p>
      <text:p text:style-name="P29">the title of the Document and satisfy these conditions, can be treated</text:p>
      <text:p text:style-name="P29">as verbatim copying in other respects.</text:p>
      <text:p text:style-name="P29"/>
      <text:p text:style-name="P29">If the required texts for either cover are too voluminous to fit</text:p>
      <text:p text:style-name="P29">legibly, you should put the first ones listed (as many as fit</text:p>
      <text:p text:style-name="P29">reasonably) on the actual cover, and continue the rest onto adjacent</text:p>
      <text:p text:style-name="P29">pages.</text:p>
      <text:p text:style-name="P29"/>
      <text:p text:style-name="P29">If you publish or distribute Opaque copies of the Document numbering</text:p>
      <text:p text:style-name="P29">more than 100, you must either include a machine-readable Transparent</text:p>
      <text:p text:style-name="P29">copy along with each Opaque copy, or state in or with each Opaque copy</text:p>
      <text:p text:style-name="P29">a computer-network location from which the general network-using</text:p>
      <text:p text:style-name="P29">public has access to download using public-standard network protocols</text:p>
      <text:p text:style-name="P29">a complete Transparent copy of the Document, free of added material.</text:p>
      <text:p text:style-name="P29">If you use the latter option, you must take reasonably prudent steps,</text:p>
      <text:p text:style-name="P29">when you begin distribution of Opaque copies in quantity, to ensure</text:p>
      <text:p text:style-name="P29">that this Transparent copy will remain thus accessible at the stated</text:p>
      <text:p text:style-name="P29">location until at least one year after the last time you distribute an</text:p>
      <text:p text:style-name="P29">Opaque copy (directly or through your agents or retailers) of that</text:p>
      <text:p text:style-name="P29">edition to the public.</text:p>
      <text:p text:style-name="P29"/>
      <text:p text:style-name="P29">It is requested, but not required, that you contact the authors of the</text:p>
      <text:p text:style-name="P29">Document well before redistributing any large number of copies, to</text:p>
      <text:p text:style-name="P29">give them a chance to provide you with an updated version of the</text:p>
      <text:p text:style-name="P29"><text:soft-page-break/>Document.</text:p>
      <text:p text:style-name="P29"/>
      <text:p text:style-name="P29"/>
      <text:p text:style-name="P29">4. MODIFICATIONS</text:p>
      <text:p text:style-name="P29"/>
      <text:p text:style-name="P29">You may copy and distribute a Modified Version of the Document under</text:p>
      <text:p text:style-name="P29">the conditions of sections 2 and 3 above, provided that you release</text:p>
      <text:p text:style-name="P29">the Modified Version under precisely this License, with the Modified</text:p>
      <text:p text:style-name="P29">Version filling the role of the Document, thus licensing distribution</text:p>
      <text:p text:style-name="P29">and modification of the Modified Version to whoever possesses a copy</text:p>
      <text:p text:style-name="P29">of it. <text:s/>In addition, you must do these things in the Modified Version:</text:p>
      <text:p text:style-name="P29"/>
      <text:p text:style-name="P29">A. Use in the Title Page (and on the covers, if any) a title distinct</text:p>
      <text:p text:style-name="P29"><text:s text:c="3"/>from that of the Document, and from those of previous versions</text:p>
      <text:p text:style-name="P29"><text:s text:c="3"/>(which should, if there were any, be listed in the History section</text:p>
      <text:p text:style-name="P29"><text:s text:c="3"/>of the Document). <text:s/>You may use the same title as a previous version</text:p>
      <text:p text:style-name="P29"><text:s text:c="3"/>if the original publisher of that version gives permission.</text:p>
      <text:p text:style-name="P29">B. List on the Title Page, as authors, one or more persons or entities</text:p>
      <text:p text:style-name="P29"><text:s text:c="3"/>responsible for authorship of the modifications in the Modified</text:p>
      <text:p text:style-name="P29"><text:s text:c="3"/>Version, together with at least five of the principal authors of the</text:p>
      <text:p text:style-name="P29"><text:s text:c="3"/>Document (all of its principal authors, if it has fewer than five),</text:p>
      <text:p text:style-name="P29"><text:s text:c="3"/>unless they release you from this requirement.</text:p>
      <text:p text:style-name="P29">C. State on the Title page the name of the publisher of the</text:p>
      <text:p text:style-name="P29"><text:s text:c="3"/>Modified Version, as the publisher.</text:p>
      <text:p text:style-name="P29">D. Preserve all the copyright notices of the Document.</text:p>
      <text:p text:style-name="P29">E. Add an appropriate copyright notice for your modifications</text:p>
      <text:p text:style-name="P29"><text:s text:c="3"/>adjacent to the other copyright notices.</text:p>
      <text:p text:style-name="P29">F. Include, immediately after the copyright notices, a license notice</text:p>
      <text:p text:style-name="P29"><text:s text:c="3"/>giving the public permission to use the Modified Version under the</text:p>
      <text:p text:style-name="P29"><text:s text:c="3"/>terms of this License, in the form shown in the Addendum below.</text:p>
      <text:p text:style-name="P29">G. Preserve in that license notice the full lists of Invariant Sections</text:p>
      <text:p text:style-name="P29"><text:s text:c="3"/>and required Cover Texts given in the Document's license notice.</text:p>
      <text:p text:style-name="P29">H. Include an unaltered copy of this License.</text:p>
      <text:p text:style-name="P29">I. Preserve the section Entitled "History", Preserve its Title, and add</text:p>
      <text:p text:style-name="P29"><text:s text:c="3"/>to it an item stating at least the title, year, new authors, and</text:p>
      <text:p text:style-name="P29"><text:s text:c="3"/>publisher of the Modified Version as given on the Title Page. <text:s/>If</text:p>
      <text:p text:style-name="P29"><text:s text:c="3"/>there is no section Entitled "History" in the Document, create one</text:p>
      <text:p text:style-name="P29"><text:s text:c="3"/>stating the title, year, authors, and publisher of the Document as</text:p>
      <text:p text:style-name="P29"><text:s text:c="3"/>given on its Title Page, then add an item describing the Modified</text:p>
      <text:p text:style-name="P29"><text:s text:c="3"/>Version as stated in the previous sentence.</text:p>
      <text:p text:style-name="P29">J. Preserve the network location, if any, given in the Document for</text:p>
      <text:p text:style-name="P29"><text:s text:c="3"/>public access to a Transparent copy of the Document, and likewise</text:p>
      <text:p text:style-name="P29"><text:s text:c="3"/>the network locations given in the Document for previous versions</text:p>
      <text:p text:style-name="P29"><text:s text:c="3"/>it was based on. <text:s/>These may be placed in the "History" section.</text:p>
      <text:p text:style-name="P29"><text:s text:c="3"/>You may omit a network location for a work that was published at</text:p>
      <text:p text:style-name="P29"><text:s text:c="3"/>least four years before the Document itself, or if the original</text:p>
      <text:p text:style-name="P29"><text:s text:c="3"/>publisher of the version it refers to gives permission.</text:p>
      <text:p text:style-name="P29">K. For any section Entitled "Acknowledgements" or "Dedications",</text:p>
      <text:p text:style-name="P29"><text:s text:c="3"/>Preserve the Title of the section, and preserve in the section all</text:p>
      <text:p text:style-name="P29"><text:s text:c="3"/>the substance and tone of each of the contributor acknowledgements</text:p>
      <text:p text:style-name="P29"><text:s text:c="3"/>and/or dedications given therein.</text:p>
      <text:p text:style-name="P29">L. Preserve all the Invariant Sections of the Document,</text:p>
      <text:p text:style-name="P29"><text:s text:c="3"/>unaltered in their text and in their titles. <text:s/>Section numbers</text:p>
      <text:p text:style-name="P29"><text:s text:c="3"/>or the equivalent are not considered part of the section titles.</text:p>
      <text:p text:style-name="P29">M. Delete any section Entitled "Endorsements". <text:s/>Such a section</text:p>
      <text:p text:style-name="P29"><text:s text:c="3"/>may not be included in the Modified Version.</text:p>
      <text:p text:style-name="P29">N. Do not retitle any existing section to be Entitled "Endorsements"</text:p>
      <text:p text:style-name="P29"><text:s text:c="3"/>or to conflict in title with any Invariant Section.</text:p>
      <text:p text:style-name="P29">O. Preserve any Warranty Disclaimers.</text:p>
      <text:p text:style-name="P29"><text:soft-page-break/></text:p>
      <text:p text:style-name="P29">If the Modified Version includes new front-matter sections or</text:p>
      <text:p text:style-name="P29">appendices that qualify as Secondary Sections and contain no material</text:p>
      <text:p text:style-name="P29">copied from the Document, you may at your option designate some or all</text:p>
      <text:p text:style-name="P29">of these sections as invariant. <text:s/>To do this, add their titles to the</text:p>
      <text:p text:style-name="P29">list of Invariant Sections in the Modified Version's license notice.</text:p>
      <text:p text:style-name="P29">These titles must be distinct from any other section titles.</text:p>
      <text:p text:style-name="P29"/>
      <text:p text:style-name="P29">You may add a section Entitled "Endorsements", provided it contains</text:p>
      <text:p text:style-name="P29">nothing but endorsements of your Modified Version by various</text:p>
      <text:p text:style-name="P29">parties--for example, statements of peer review or that the text has</text:p>
      <text:p text:style-name="P29">been approved by an organization as the authoritative definition of a</text:p>
      <text:p text:style-name="P29">standard.</text:p>
      <text:p text:style-name="P29"/>
      <text:p text:style-name="P29">You may add a passage of up to five words as a Front-Cover Text, and a</text:p>
      <text:p text:style-name="P29">passage of up to 25 words as a Back-Cover Text, to the end of the list</text:p>
      <text:p text:style-name="P29">of Cover Texts in the Modified Version. <text:s/>Only one passage of</text:p>
      <text:p text:style-name="P29">Front-Cover Text and one of Back-Cover Text may be added by (or</text:p>
      <text:p text:style-name="P29">through arrangements made by) any one entity. <text:s/>If the Document already</text:p>
      <text:p text:style-name="P29">includes a cover text for the same cover, previously added by you or</text:p>
      <text:p text:style-name="P29">by arrangement made by the same entity you are acting on behalf of,</text:p>
      <text:p text:style-name="P29">you may not add another; but you may replace the old one, on explicit</text:p>
      <text:p text:style-name="P29">permission from the previous publisher that added the old one.</text:p>
      <text:p text:style-name="P29"/>
      <text:p text:style-name="P29">The author(s) and publisher(s) of the Document do not by this License</text:p>
      <text:p text:style-name="P29">give permission to use their names for publicity for or to assert or</text:p>
      <text:p text:style-name="P29">imply endorsement of any Modified Version.</text:p>
      <text:p text:style-name="P29"/>
      <text:p text:style-name="P29"/>
      <text:p text:style-name="P29">5. COMBINING DOCUMENTS</text:p>
      <text:p text:style-name="P29"/>
      <text:p text:style-name="P29">You may combine the Document with other documents released under this</text:p>
      <text:p text:style-name="P29">License, under the terms defined in section 4 above for modified</text:p>
      <text:p text:style-name="P29">versions, provided that you include in the combination all of the</text:p>
      <text:p text:style-name="P29">Invariant Sections of all of the original documents, unmodified, and</text:p>
      <text:p text:style-name="P29">list them all as Invariant Sections of your combined work in its</text:p>
      <text:p text:style-name="P29">license notice, and that you preserve all their Warranty Disclaimers.</text:p>
      <text:p text:style-name="P29"/>
      <text:p text:style-name="P29">The combined work need only contain one copy of this License, and</text:p>
      <text:p text:style-name="P29">multiple identical Invariant Sections may be replaced with a single</text:p>
      <text:p text:style-name="P29">copy. <text:s/>If there are multiple Invariant Sections with the same name but</text:p>
      <text:p text:style-name="P29">different contents, make the title of each such section unique by</text:p>
      <text:p text:style-name="P29">adding at the end of it, in parentheses, the name of the original</text:p>
      <text:p text:style-name="P29">author or publisher of that section if known, or else a unique number.</text:p>
      <text:p text:style-name="P29">Make the same adjustment to the section titles in the list of</text:p>
      <text:p text:style-name="P29">Invariant Sections in the license notice of the combined work.</text:p>
      <text:p text:style-name="P29"/>
      <text:p text:style-name="P29">In the combination, you must combine any sections Entitled "History"</text:p>
      <text:p text:style-name="P29">in the various original documents, forming one section Entitled</text:p>
      <text:p text:style-name="P29">"History"; likewise combine any sections Entitled "Acknowledgements",</text:p>
      <text:p text:style-name="P29">and any sections Entitled "Dedications". <text:s/>You must delete all sections</text:p>
      <text:p text:style-name="P29">Entitled "Endorsements".</text:p>
      <text:p text:style-name="P29"/>
      <text:p text:style-name="P29"/>
      <text:p text:style-name="P29">6. COLLECTIONS OF DOCUMENTS</text:p>
      <text:p text:style-name="P29"/>
      <text:p text:style-name="P29">You may make a collection consisting of the Document and other</text:p>
      <text:p text:style-name="P29">documents released under this License, and replace the individual</text:p>
      <text:p text:style-name="P29">copies of this License in the various documents with a single copy</text:p>
      <text:p text:style-name="P29"><text:soft-page-break/>that is included in the collection, provided that you follow the rules</text:p>
      <text:p text:style-name="P29">of this License for verbatim copying of each of the documents in all</text:p>
      <text:p text:style-name="P29">other respects.</text:p>
      <text:p text:style-name="P29"/>
      <text:p text:style-name="P29">You may extract a single document from such a collection, and</text:p>
      <text:p text:style-name="P29">distribute it individually under this License, provided you insert a</text:p>
      <text:p text:style-name="P29">copy of this License into the extracted document, and follow this</text:p>
      <text:p text:style-name="P29">License in all other respects regarding verbatim copying of that</text:p>
      <text:p text:style-name="P29">document.</text:p>
      <text:p text:style-name="P29"/>
      <text:p text:style-name="P29"/>
      <text:p text:style-name="P29">7. AGGREGATION WITH INDEPENDENT WORKS</text:p>
      <text:p text:style-name="P29"/>
      <text:p text:style-name="P29">A compilation of the Document or its derivatives with other separate</text:p>
      <text:p text:style-name="P29">and independent documents or works, in or on a volume of a storage or</text:p>
      <text:p text:style-name="P29">distribution medium, is called an "aggregate" if the copyright</text:p>
      <text:p text:style-name="P29">resulting from the compilation is not used to limit the legal rights</text:p>
      <text:p text:style-name="P29">of the compilation's users beyond what the individual works permit.</text:p>
      <text:p text:style-name="P29">When the Document is included in an aggregate, this License does not</text:p>
      <text:p text:style-name="P29">apply to the other works in the aggregate which are not themselves</text:p>
      <text:p text:style-name="P29">derivative works of the Document.</text:p>
      <text:p text:style-name="P29"/>
      <text:p text:style-name="P29">If the Cover Text requirement of section 3 is applicable to these</text:p>
      <text:p text:style-name="P29">copies of the Document, then if the Document is less than one half of</text:p>
      <text:p text:style-name="P29">the entire aggregate, the Document's Cover Texts may be placed on</text:p>
      <text:p text:style-name="P29">covers that bracket the Document within the aggregate, or the</text:p>
      <text:p text:style-name="P29">electronic equivalent of covers if the Document is in electronic form.</text:p>
      <text:p text:style-name="P29">Otherwise they must appear on printed covers that bracket the whole</text:p>
      <text:p text:style-name="P29">aggregate.</text:p>
      <text:p text:style-name="P29"/>
      <text:p text:style-name="P29"/>
      <text:p text:style-name="P29">8. TRANSLATION</text:p>
      <text:p text:style-name="P29"/>
      <text:p text:style-name="P29">Translation is considered a kind of modification, so you may</text:p>
      <text:p text:style-name="P29">distribute translations of the Document under the terms of section 4.</text:p>
      <text:p text:style-name="P29">Replacing Invariant Sections with translations requires special</text:p>
      <text:p text:style-name="P29">permission from their copyright holders, but you may include</text:p>
      <text:p text:style-name="P29">translations of some or all Invariant Sections in addition to the</text:p>
      <text:p text:style-name="P29">original versions of these Invariant Sections. <text:s/>You may include a</text:p>
      <text:p text:style-name="P29">translation of this License, and all the license notices in the</text:p>
      <text:p text:style-name="P29">Document, and any Warranty Disclaimers, provided that you also include</text:p>
      <text:p text:style-name="P29">the original English version of this License and the original versions</text:p>
      <text:p text:style-name="P29">of those notices and disclaimers. <text:s/>In case of a disagreement between</text:p>
      <text:p text:style-name="P29">the translation and the original version of this License or a notice</text:p>
      <text:p text:style-name="P29">or disclaimer, the original version will prevail.</text:p>
      <text:p text:style-name="P29"/>
      <text:p text:style-name="P29">If a section in the Document is Entitled "Acknowledgements",</text:p>
      <text:p text:style-name="P29">"Dedications", or "History", the requirement (section 4) to Preserve</text:p>
      <text:p text:style-name="P29">its Title (section 1) will typically require changing the actual</text:p>
      <text:p text:style-name="P29">title.</text:p>
      <text:p text:style-name="P29"/>
      <text:p text:style-name="P29"/>
      <text:p text:style-name="P29">9. TERMINATION</text:p>
      <text:p text:style-name="P29"/>
      <text:p text:style-name="P29">You may not copy, modify, sublicense, or distribute the Document</text:p>
      <text:p text:style-name="P29">except as expressly provided under this License. <text:s/>Any attempt</text:p>
      <text:p text:style-name="P29">otherwise to copy, modify, sublicense, or distribute it is void, and</text:p>
      <text:p text:style-name="P29">will automatically terminate your rights under this License.</text:p>
      <text:p text:style-name="P29"/>
      <text:p text:style-name="P29"><text:soft-page-break/>However, if you cease all violation of this License, then your license</text:p>
      <text:p text:style-name="P29">from a particular copyright holder is reinstated (a) provisionally,</text:p>
      <text:p text:style-name="P29">unless and until the copyright holder explicitly and finally</text:p>
      <text:p text:style-name="P29">terminates your license, and (b) permanently, if the copyright holder</text:p>
      <text:p text:style-name="P29">fails to notify you of the violation by some reasonable means prior to</text:p>
      <text:p text:style-name="P29">60 days after the cessation.</text:p>
      <text:p text:style-name="P29"/>
      <text:p text:style-name="P29">Moreover, your license from a particular copyright holder is</text:p>
      <text:p text:style-name="P29">reinstated permanently if the copyright holder notifies you of the</text:p>
      <text:p text:style-name="P29">violation by some reasonable means, this is the first time you have</text:p>
      <text:p text:style-name="P29">received notice of violation of this License (for any work) from that</text:p>
      <text:p text:style-name="P29">copyright holder, and you cure the violation prior to 30 days after</text:p>
      <text:p text:style-name="P29">your receipt of the notice.</text:p>
      <text:p text:style-name="P29"/>
      <text:p text:style-name="P29">Termination of your rights under this section does not terminate the</text:p>
      <text:p text:style-name="P29">licenses of parties who have received copies or rights from you under</text:p>
      <text:p text:style-name="P29">this License. <text:s/>If your rights have been terminated and not permanently</text:p>
      <text:p text:style-name="P29">reinstated, receipt of a copy of some or all of the same material does</text:p>
      <text:p text:style-name="P29">not give you any rights to use it.</text:p>
      <text:p text:style-name="P29"/>
      <text:p text:style-name="P29"/>
      <text:p text:style-name="P29">10. FUTURE REVISIONS OF THIS LICENSE</text:p>
      <text:p text:style-name="P29"/>
      <text:p text:style-name="P29">The Free Software Foundation may publish new, revised versions of the</text:p>
      <text:p text:style-name="P29">GNU Free Documentation License from time to time. <text:s/>Such new versions</text:p>
      <text:p text:style-name="P29">will be similar in spirit to the present version, but may differ in</text:p>
      <text:p text:style-name="P29">detail to address new problems or concerns. <text:s/>See</text:p>
      <text:p text:style-name="P29">http://www.gnu.org/copyleft/.</text:p>
      <text:p text:style-name="P29"/>
      <text:p text:style-name="P29">Each version of the License is given a distinguishing version number.</text:p>
      <text:p text:style-name="P29">If the Document specifies that a particular numbered version of this</text:p>
      <text:p text:style-name="P29">License "or any later version" applies to it, you have the option of</text:p>
      <text:p text:style-name="P29">following the terms and conditions either of that specified version or</text:p>
      <text:p text:style-name="P29">of any later version that has been published (not as a draft) by the</text:p>
      <text:p text:style-name="P29">Free Software Foundation. <text:s/>If the Document does not specify a version</text:p>
      <text:p text:style-name="P29">number of this License, you may choose any version ever published (not</text:p>
      <text:p text:style-name="P29">as a draft) by the Free Software Foundation. <text:s/>If the Document</text:p>
      <text:p text:style-name="P29">specifies that a proxy can decide which future versions of this</text:p>
      <text:p text:style-name="P29">License can be used, that proxy's public statement of acceptance of a</text:p>
      <text:p text:style-name="P29">version permanently authorizes you to choose that version for the</text:p>
      <text:p text:style-name="P29">Document.</text:p>
      <text:p text:style-name="P29"/>
      <text:p text:style-name="P29">11. RELICENSING</text:p>
      <text:p text:style-name="P29"/>
      <text:p text:style-name="P29">"Massive Multiauthor Collaboration Site" (or "MMC Site") means any</text:p>
      <text:p text:style-name="P29">World Wide Web server that publishes copyrightable works and also</text:p>
      <text:p text:style-name="P29">provides prominent facilities for anybody to edit those works. <text:s/>A</text:p>
      <text:p text:style-name="P29">public wiki that anybody can edit is an example of such a server. <text:s/>A</text:p>
      <text:p text:style-name="P29">"Massive Multiauthor Collaboration" (or "MMC") contained in the site</text:p>
      <text:p text:style-name="P29">means any set of copyrightable works thus published on the MMC site.</text:p>
      <text:p text:style-name="P29"/>
      <text:p text:style-name="P29">"CC-BY-SA" means the Creative Commons Attribution-Share Alike 3.0 </text:p>
      <text:p text:style-name="P29">license published by Creative Commons Corporation, a not-for-profit </text:p>
      <text:p text:style-name="P29">corporation with a principal place of business in San Francisco, </text:p>
      <text:p text:style-name="P29">California, as well as future copyleft versions of that license </text:p>
      <text:p text:style-name="P29">published by that same organization.</text:p>
      <text:p text:style-name="P29"/>
      <text:p text:style-name="P29">"Incorporate" means to publish or republish a Document, in whole or in </text:p>
      <text:p text:style-name="P29">part, as part of another Document.</text:p>
      <text:p text:style-name="P29"><text:soft-page-break/></text:p>
      <text:p text:style-name="P29">An MMC is "eligible for relicensing" if it is licensed under this </text:p>
      <text:p text:style-name="P29">License, and if all works that were first published under this License </text:p>
      <text:p text:style-name="P29">somewhere other than this MMC, and subsequently incorporated in whole or </text:p>
      <text:p text:style-name="P29">in part into the MMC, (1) had no cover texts or invariant sections, and </text:p>
      <text:p text:style-name="P29">(2) were thus incorporated prior to November 1, 2008.</text:p>
      <text:p text:style-name="P29"/>
      <text:p text:style-name="P29">The operator of an MMC Site may republish an MMC contained in the site</text:p>
      <text:p text:style-name="P29">under CC-BY-SA on the same site at any time before August 1, 2009,</text:p>
      <text:p text:style-name="P29">provided the MMC is eligible for relicensing.</text:p>
      <text:p text:style-name="P29"/>
      <text:p text:style-name="P29"/>
      <text:p text:style-name="P29">ADDENDUM: How to use this License for your documents</text:p>
      <text:p text:style-name="P29"/>
      <text:p text:style-name="P29">To use this License in a document you have written, include a copy of</text:p>
      <text:p text:style-name="P29">the License in the document and put the following copyright and</text:p>
      <text:p text:style-name="P29">license notices just after the title page:</text:p>
      <text:p text:style-name="P29"/>
      <text:p text:style-name="P29"><text:s text:c="4"/>Copyright (c) <text:s/>YEAR <text:s/>YOUR NAME.</text:p>
      <text:p text:style-name="P29"><text:s text:c="4"/>Permission is granted to copy, distribute and/or modify this document</text:p>
      <text:p text:style-name="P29"><text:s text:c="4"/>under the terms of the GNU Free Documentation License, Version 1.3</text:p>
      <text:p text:style-name="P29"><text:s text:c="4"/>or any later version published by the Free Software Foundation;</text:p>
      <text:p text:style-name="P29"><text:s text:c="4"/>with no Invariant Sections, no Front-Cover Texts, and no Back-Cover Texts.</text:p>
      <text:p text:style-name="P29"><text:s text:c="4"/>A copy of the license is included in the section entitled "GNU</text:p>
      <text:p text:style-name="P29"><text:s text:c="4"/>Free Documentation License".</text:p>
      <text:p text:style-name="P29"/>
      <text:p text:style-name="P29">If you have Invariant Sections, Front-Cover Texts and Back-Cover Texts,</text:p>
      <text:p text:style-name="P29">replace the "with...Texts." line with this:</text:p>
      <text:p text:style-name="P29"/>
      <text:p text:style-name="P29"><text:s text:c="4"/>with the Invariant Sections being LIST THEIR TITLES, with the</text:p>
      <text:p text:style-name="P29"><text:s text:c="4"/>Front-Cover Texts being LIST, and with the Back-Cover Texts being LIST.</text:p>
      <text:p text:style-name="P29"/>
      <text:p text:style-name="P29">If you have Invariant Sections without Cover Texts, or some other</text:p>
      <text:p text:style-name="P29">combination of the three, merge those two alternatives to suit the</text:p>
      <text:p text:style-name="P29">situation.</text:p>
      <text:p text:style-name="P29"/>
      <text:p text:style-name="P29">If your document contains nontrivial examples of program code, we</text:p>
      <text:p text:style-name="P29">recommend releasing these examples in parallel under your choice of</text:p>
      <text:p text:style-name="P29">free software license, such as the GNU General Public License,</text:p>
      <text:p text:style-name="P28">to permit their use in free software.</text:p>
      <text:p text:style-name="P6"/>
      <text:p text:style-name="P5"/>
      <text:p text:style-name="P7"/>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8:41:06.849425053</meta:creation-date>
    <dc:date>2017-11-19T16:45:42.335851880</dc:date>
    <meta:editing-duration>PT40M16S</meta:editing-duration>
    <meta:editing-cycles>7</meta:editing-cycles>
    <meta:generator>LibreOffice/5.0.3.2$Linux_X86_64 LibreOffice_project/e5f16313668ac592c1bfb310f4390624e3dbfb75</meta:generator>
    <meta:document-statistic meta:table-count="12" meta:image-count="0" meta:object-count="0" meta:page-count="22" meta:paragraph-count="643" meta:word-count="5787" meta:character-count="35681" meta:non-whitespace-character-count="30245"/>
  </office:meta>
</office:document-meta>
</file>